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960000000B40418335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3.3632in" table:align="margins"/>
    </style:style>
    <style:style style:name="Table1.A" style:family="table-column">
      <style:table-column-properties style:column-width="3.3632in" style:rel-column-width="65535*"/>
    </style:style>
    <style:style style:name="Table1.A1" style:family="table-cell">
      <style:table-cell-properties fo:background-color="#eeeeee" fo:padding="0.0382in" fo:border="0.5pt solid #000000">
        <style:background-image/>
      </style:table-cell-properties>
    </style:style>
    <style:style style:name="Table2" style:family="table">
      <style:table-properties style:width="3.3618in" table:align="margins"/>
    </style:style>
    <style:style style:name="Table2.A" style:family="table-column">
      <style:table-column-properties style:column-width="3.3618in" style:rel-column-width="65535*"/>
    </style:style>
    <style:style style:name="Table2.A1" style:family="table-cell">
      <style:table-cell-properties fo:background-color="#eeeeee" fo:padding="0.0382in" fo:border="0.5pt solid #000000">
        <style:background-image/>
      </style:table-cell-properties>
    </style:style>
    <style:style style:name="Table10" style:family="table">
      <style:table-properties style:width="3.3632in" table:align="margins"/>
    </style:style>
    <style:style style:name="Table10.A" style:family="table-column">
      <style:table-column-properties style:column-width="0.5417in" style:rel-column-width="10550*"/>
    </style:style>
    <style:style style:name="Table10.B" style:family="table-column">
      <style:table-column-properties style:column-width="2.8215in" style:rel-column-width="54985*"/>
    </style:style>
    <style:style style:name="Table10.A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10.B1" style:family="table-cell">
      <style:table-cell-properties fo:background-color="#eeeeee" fo:padding="0.0382in" fo:border="0.5pt solid #000000">
        <style:background-image/>
      </style:table-cell-properties>
    </style:style>
    <style:style style:name="Table10.A2" style:family="table-cell">
      <style:table-cell-properties fo:background-color="#eeeeee" fo:padding="0.0382in" fo:border-left="0.5pt solid #000000" fo:border-right="none" fo:border-top="none" fo:border-bottom="0.5pt solid #000000">
        <style:background-image/>
      </style:table-cell-properties>
    </style:style>
    <style:style style:name="Table10.B2" style:family="table-cell">
      <style:table-cell-properties fo:background-color="#eeeeee" fo:padding="0.0382in" fo:border-left="0.5pt solid #000000" fo:border-right="0.5pt solid #000000" fo:border-top="none" fo:border-bottom="0.5pt solid #000000">
        <style:background-image/>
      </style:table-cell-properties>
    </style:style>
    <style:style style:name="Table3" style:family="table">
      <style:table-properties style:width="3.3618in" table:align="margins"/>
    </style:style>
    <style:style style:name="Table3.A" style:family="table-column">
      <style:table-column-properties style:column-width="3.3618in" style:rel-column-width="65535*"/>
    </style:style>
    <style:style style:name="Table3.A1" style:family="table-cell">
      <style:table-cell-properties fo:background-color="#eeeeee" fo:padding="0.0382in" fo:border="0.5pt solid #000000">
        <style:background-image/>
      </style:table-cell-properties>
    </style:style>
    <style:style style:name="Table4" style:family="table">
      <style:table-properties style:width="3.3618in" table:align="margins"/>
    </style:style>
    <style:style style:name="Table4.A" style:family="table-column">
      <style:table-column-properties style:column-width="0.6653in" style:rel-column-width="12971*"/>
    </style:style>
    <style:style style:name="Table4.B" style:family="table-column">
      <style:table-column-properties style:column-width="1.3743in" style:rel-column-width="26795*"/>
    </style:style>
    <style:style style:name="Table4.C" style:family="table-column">
      <style:table-column-properties style:column-width="1.3222in" style:rel-column-width="25769*"/>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Table5" style:family="table">
      <style:table-properties style:width="3.3618in" table:align="margins"/>
    </style:style>
    <style:style style:name="Table5.A" style:family="table-column">
      <style:table-column-properties style:column-width="3.3618in" style:rel-column-width="65535*"/>
    </style:style>
    <style:style style:name="Table5.A1" style:family="table-cell">
      <style:table-cell-properties fo:background-color="#eeeeee" fo:padding="0.0382in" fo:border="0.5pt solid #000000">
        <style:background-image/>
      </style:table-cell-properties>
    </style:style>
    <style:style style:name="P1" style:family="paragraph" style:parent-style-name="Text_20_body">
      <style:paragraph-properties fo:line-height="115%" fo:text-align="center" style:justify-single-word="false" fo:break-before="page" style:writing-mode="lr-tb"/>
      <style:text-properties style:font-name="Caudex" fo:font-size="26pt" style:text-underline-style="none" fo:font-weight="bold" officeooo:rsid="18726f2b" officeooo:paragraph-rsid="18726f2b" style:font-name-asian="Microsoft YaHei" style:font-size-asian="26pt" style:font-weight-asian="bold" style:font-name-complex="Lucida Sans" style:font-size-complex="26pt" style:font-weight-complex="bold"/>
    </style:style>
    <style:style style:name="P2" style:family="paragraph" style:parent-style-name="Text_20_body">
      <style:paragraph-properties fo:line-height="115%" fo:text-align="center" style:justify-single-word="false" style:writing-mode="lr-tb"/>
      <style:text-properties style:font-name="Caudex" fo:font-size="26pt" style:text-underline-style="none" fo:font-weight="bold" officeooo:rsid="18726f2b" officeooo:paragraph-rsid="18726f2b" style:font-name-asian="Microsoft YaHei" style:font-size-asian="26pt" style:font-weight-asian="bold" style:font-name-complex="Lucida Sans" style:font-size-complex="26pt" style:font-weight-complex="bold"/>
    </style:style>
    <style:style style:name="P3" style:family="paragraph" style:parent-style-name="Text_20_body">
      <style:paragraph-properties fo:line-height="115%" fo:text-align="center" style:justify-single-word="false" style:writing-mode="lr-tb"/>
      <style:text-properties style:use-window-font-color="true" loext:opacity="0%" style:font-name="Caudex" fo:font-size="26pt" style:text-underline-style="none" fo:font-weight="bold" officeooo:rsid="19edb4ee" officeooo:paragraph-rsid="19edb4ee" style:font-name-asian="Microsoft YaHei" style:font-size-asian="26pt" style:font-weight-asian="bold" style:font-name-complex="Lucida Sans" style:font-size-complex="26pt" style:font-weight-complex="bold"/>
    </style:style>
    <style:style style:name="P4" style:family="paragraph" style:parent-style-name="Text_20_body">
      <style:paragraph-properties fo:line-height="115%" fo:text-align="center" style:justify-single-word="false" style:writing-mode="lr-tb"/>
    </style:style>
    <style:style style:name="P5" style:family="paragraph" style:parent-style-name="Text_20_body">
      <style:paragraph-properties fo:line-height="115%" fo:text-align="center" style:justify-single-word="false" style:writing-mode="lr-tb"/>
      <style:text-properties style:font-name="Caudex" fo:font-weight="bold" style:font-name-asian="Microsoft YaHei" style:font-weight-asian="bold" style:font-name-complex="Lucida Sans" style:font-weight-complex="bold"/>
    </style:style>
    <style:style style:name="P6" style:family="paragraph" style:parent-style-name="Text_20_body">
      <style:paragraph-properties fo:line-height="115%" fo:text-align="center" style:justify-single-word="false" style:writing-mode="lr-tb"/>
      <style:text-properties style:font-name="Liberation Sans" fo:font-weight="bold" style:font-name-asian="Microsoft YaHei" style:font-weight-asian="bold" style:font-name-complex="Lucida Sans" style:font-weight-complex="bold"/>
    </style:style>
    <style:style style:name="P7" style:family="paragraph" style:parent-style-name="Text_20_body">
      <style:paragraph-properties fo:line-height="115%" fo:text-align="center" style:justify-single-word="false" style:writing-mode="lr-tb"/>
      <style:text-properties fo:font-size="10pt" fo:font-style="italic" style:font-name-asian="Microsoft YaHei" style:font-size-asian="10pt" style:font-style-asian="italic" style:font-name-complex="Lucida Sans" style:font-size-complex="10pt" style:font-style-complex="italic"/>
    </style:style>
    <style:style style:name="P8" style:family="paragraph" style:parent-style-name="Front_20_Page">
      <style:text-properties fo:font-size="10.5pt" officeooo:paragraph-rsid="1966880a" style:font-size-asian="10.5pt" style:font-size-complex="10.5pt"/>
    </style:style>
    <style:style style:name="P9" style:family="paragraph" style:parent-style-name="Text_20_body">
      <style:paragraph-properties fo:line-height="115%" fo:text-align="center" style:justify-single-word="false" style:writing-mode="lr-tb"/>
      <style:text-properties style:use-window-font-color="true" loext:opacity="0%" officeooo:paragraph-rsid="1966880a"/>
    </style:style>
    <style:style style:name="P10" style:family="paragraph" style:parent-style-name="Standard">
      <style:paragraph-properties fo:text-align="center" style:justify-single-word="false"/>
      <style:text-properties fo:font-size="32pt" style:text-underline-style="none" officeooo:rsid="18726f2b" officeooo:paragraph-rsid="18726f2b" style:font-size-asian="32pt" style:font-size-complex="32pt"/>
    </style:style>
    <style:style style:name="P11" style:family="paragraph" style:parent-style-name="Heading_20_1">
      <style:paragraph-properties fo:break-before="page"/>
      <style:text-properties style:use-window-font-color="true" loext:opacity="0%" officeooo:paragraph-rsid="19f01cbe"/>
    </style:style>
    <style:style style:name="P12" style:family="paragraph" style:parent-style-name="Text_20_body">
      <style:text-properties officeooo:paragraph-rsid="1a400c76"/>
    </style:style>
    <style:style style:name="P13" style:family="paragraph" style:parent-style-name="Text_20_body">
      <style:text-properties style:use-window-font-color="true" loext:opacity="0%" style:font-name="Liberation Serif" fo:font-size="10.5pt" fo:font-style="normal" fo:font-weight="normal" officeooo:rsid="1a400c76" officeooo:paragraph-rsid="1a46f156" style:font-size-asian="10.5pt" style:font-style-asian="normal" style:font-weight-asian="normal" style:font-size-complex="10.5pt" style:font-style-complex="normal" style:font-weight-complex="normal"/>
    </style:style>
    <style:style style:name="P14" style:family="paragraph" style:parent-style-name="Text_20_body" style:list-style-name="L1">
      <style:text-properties style:use-window-font-color="true" loext:opacity="0%" style:font-name="Liberation Serif" fo:font-size="10.5pt" fo:font-style="normal" fo:font-weight="normal" officeooo:rsid="1a400c76" officeooo:paragraph-rsid="1a46f156" style:font-size-asian="10.5pt" style:font-style-asian="normal" style:font-weight-asian="normal" style:font-size-complex="10.5pt" style:font-style-complex="normal" style:font-weight-complex="normal"/>
    </style:style>
    <style:style style:name="P15" style:family="paragraph" style:parent-style-name="Text_20_body" style:list-style-name="L1">
      <style:text-properties fo:font-weight="normal" officeooo:rsid="19f5a82e" officeooo:paragraph-rsid="1a4a7ee8" style:font-weight-asian="normal" style:font-weight-complex="normal"/>
    </style:style>
    <style:style style:name="P16" style:family="paragraph" style:parent-style-name="Heading_20_1">
      <style:text-properties style:use-window-font-color="true" loext:opacity="0%" officeooo:rsid="1a0a3bf9" officeooo:paragraph-rsid="1a0a3bf9"/>
    </style:style>
    <style:style style:name="P17" style:family="paragraph" style:parent-style-name="Text_20_body">
      <style:text-properties officeooo:rsid="1a242e73" officeooo:paragraph-rsid="1a242e73"/>
    </style:style>
    <style:style style:name="P18" style:family="paragraph" style:parent-style-name="Heading_20_3">
      <style:text-properties officeooo:rsid="19f5a82e" officeooo:paragraph-rsid="19f5a82e"/>
    </style:style>
    <style:style style:name="P19" style:family="paragraph" style:parent-style-name="Text_20_body">
      <style:text-properties officeooo:rsid="19f5a82e" officeooo:paragraph-rsid="19f87ffe"/>
    </style:style>
    <style:style style:name="P20" style:family="paragraph" style:parent-style-name="Text_20_body" style:list-style-name="L1">
      <style:text-properties officeooo:rsid="19f87ffe" officeooo:paragraph-rsid="19f87ffe"/>
    </style:style>
    <style:style style:name="P21" style:family="paragraph" style:parent-style-name="Text_20_body" style:list-style-name="L1">
      <style:text-properties style:use-window-font-color="true" loext:opacity="0%" officeooo:rsid="19f70cae" officeooo:paragraph-rsid="19f87ffe"/>
    </style:style>
    <style:style style:name="P22" style:family="paragraph" style:parent-style-name="Text_20_body">
      <style:text-properties officeooo:rsid="19f5a82e" officeooo:paragraph-rsid="19f5a82e"/>
    </style:style>
    <style:style style:name="P23" style:family="paragraph" style:parent-style-name="Text_20_body">
      <style:text-properties fo:font-weight="bold" officeooo:rsid="1a374fb1" officeooo:paragraph-rsid="1a38617f" style:font-weight-asian="bold" style:font-weight-complex="bold"/>
    </style:style>
    <style:style style:name="P24" style:family="paragraph" style:parent-style-name="Heading_20_1">
      <style:text-properties style:use-window-font-color="true" loext:opacity="0%" officeooo:rsid="1a0a5a91" officeooo:paragraph-rsid="1a0a5a91"/>
    </style:style>
    <style:style style:name="P25" style:family="paragraph" style:parent-style-name="Heading_20_3">
      <style:text-properties officeooo:rsid="1a028043" officeooo:paragraph-rsid="1a028043"/>
    </style:style>
    <style:style style:name="P26" style:family="paragraph" style:parent-style-name="Text_20_body">
      <style:text-properties officeooo:rsid="1a028043" officeooo:paragraph-rsid="1a028043"/>
    </style:style>
    <style:style style:name="P27" style:family="paragraph" style:parent-style-name="Table_20_Read-Out">
      <style:text-properties officeooo:rsid="1a0bba63" officeooo:paragraph-rsid="1a0bba63"/>
    </style:style>
    <style:style style:name="P28" style:family="paragraph" style:parent-style-name="Table_20_Read-Out">
      <style:text-properties officeooo:rsid="1a0bba63" officeooo:paragraph-rsid="1a156e0d"/>
    </style:style>
    <style:style style:name="P29" style:family="paragraph" style:parent-style-name="Table_20_Read-Out">
      <style:text-properties officeooo:rsid="1a1307cf" officeooo:paragraph-rsid="1a1307cf"/>
    </style:style>
    <style:style style:name="P30" style:family="paragraph" style:parent-style-name="Text_20_body" style:list-style-name="L1">
      <style:text-properties style:use-window-font-color="true" loext:opacity="0%" officeooo:rsid="19f70cae" officeooo:paragraph-rsid="1a175af3"/>
    </style:style>
    <style:style style:name="P31" style:family="paragraph" style:parent-style-name="Text_20_body" style:list-style-name="L1">
      <style:text-properties style:use-window-font-color="true" loext:opacity="0%" officeooo:rsid="1a175af3" officeooo:paragraph-rsid="1a175af3"/>
    </style:style>
    <style:style style:name="P32" style:family="paragraph" style:parent-style-name="Text_20_body">
      <style:text-properties officeooo:rsid="1a36a58f" officeooo:paragraph-rsid="1a36a58f"/>
    </style:style>
    <style:style style:name="P33" style:family="paragraph" style:parent-style-name="Table_20_Read-Out">
      <style:text-properties fo:font-style="normal" style:font-style-asian="normal" style:font-style-complex="normal"/>
    </style:style>
    <style:style style:name="P34" style:family="paragraph" style:parent-style-name="Heading_20_1">
      <style:text-properties officeooo:rsid="1a1ca792" officeooo:paragraph-rsid="1a1ca792"/>
    </style:style>
    <style:style style:name="P35" style:family="paragraph" style:parent-style-name="Text_20_body">
      <style:text-properties officeooo:rsid="1a303b19" officeooo:paragraph-rsid="1a303b19"/>
    </style:style>
    <style:style style:name="P36" style:family="paragraph" style:parent-style-name="Text_20_body">
      <style:text-properties officeooo:rsid="1a345e09" officeooo:paragraph-rsid="1a345e09"/>
    </style:style>
    <style:style style:name="P37" style:family="paragraph" style:parent-style-name="Text_20_body">
      <style:text-properties officeooo:rsid="1a7add66" officeooo:paragraph-rsid="1a7add66"/>
    </style:style>
    <style:style style:name="P38" style:family="paragraph" style:parent-style-name="Heading_20_3">
      <style:text-properties officeooo:rsid="1a3356f3" officeooo:paragraph-rsid="1a3356f3"/>
    </style:style>
    <style:style style:name="P39" style:family="paragraph" style:parent-style-name="Text_20_body" style:list-style-name="L1">
      <style:text-properties style:use-window-font-color="true" loext:opacity="0%" officeooo:rsid="19f70cae" officeooo:paragraph-rsid="1a4e88bb"/>
    </style:style>
    <style:style style:name="P40" style:family="paragraph" style:parent-style-name="Text_20_body">
      <style:text-properties officeooo:rsid="1a579602" officeooo:paragraph-rsid="1a98a626"/>
    </style:style>
    <style:style style:name="P41" style:family="paragraph" style:parent-style-name="Text_20_body" style:list-style-name="L1">
      <style:text-properties style:use-window-font-color="true" loext:opacity="0%" officeooo:rsid="19f70cae" officeooo:paragraph-rsid="1a6cf3f6"/>
    </style:style>
    <style:style style:name="P42" style:family="paragraph" style:parent-style-name="Text_20_body">
      <style:text-properties style:use-window-font-color="true" loext:opacity="0%" officeooo:rsid="1a579602" officeooo:paragraph-rsid="1a6cf3f6"/>
    </style:style>
    <style:style style:name="P43" style:family="paragraph" style:parent-style-name="Heading_20_3">
      <style:text-properties officeooo:rsid="1a3356f3" officeooo:paragraph-rsid="1a3391b6"/>
    </style:style>
    <style:style style:name="P44" style:family="paragraph" style:parent-style-name="Text_20_body" style:list-style-name="L1">
      <style:text-properties style:use-window-font-color="true" loext:opacity="0%" officeooo:rsid="19f70cae" officeooo:paragraph-rsid="1aae413d"/>
    </style:style>
    <style:style style:name="P45" style:family="paragraph" style:parent-style-name="Text_20_body">
      <style:text-properties style:use-window-font-color="true" loext:opacity="0%" officeooo:rsid="1a579602" officeooo:paragraph-rsid="1aae413d"/>
    </style:style>
    <style:style style:name="P46" style:family="paragraph" style:parent-style-name="Text_20_body">
      <style:text-properties officeooo:rsid="1a579602" officeooo:paragraph-rsid="1aae413d"/>
    </style:style>
    <style:style style:name="P47" style:family="paragraph" style:parent-style-name="Heading_20_3">
      <style:text-properties officeooo:rsid="1a98a626" officeooo:paragraph-rsid="1a98a626"/>
    </style:style>
    <style:style style:name="P48" style:family="paragraph" style:parent-style-name="Text_20_body" style:list-style-name="L1">
      <style:text-properties style:use-window-font-color="true" loext:opacity="0%" officeooo:rsid="19f70cae" officeooo:paragraph-rsid="1a98a626"/>
    </style:style>
    <style:style style:name="P49" style:family="paragraph" style:parent-style-name="Text_20_body">
      <style:text-properties style:use-window-font-color="true" loext:opacity="0%" officeooo:rsid="1a611670" officeooo:paragraph-rsid="1a98a626"/>
    </style:style>
    <style:style style:name="P50" style:family="paragraph" style:parent-style-name="Test_20_Header">
      <style:text-properties style:use-window-font-color="true" loext:opacity="0%" officeooo:paragraph-rsid="1a98a626"/>
    </style:style>
    <style:style style:name="P51" style:family="paragraph" style:parent-style-name="Table_20_Contents">
      <style:text-properties style:use-window-font-color="true" loext:opacity="0%" style:font-name="Liberation Serif" fo:font-size="10.5pt" officeooo:rsid="1a3d770a" officeooo:paragraph-rsid="1a98a626" style:font-size-asian="10.5pt" style:font-size-complex="10.5pt"/>
    </style:style>
    <style:style style:name="P52" style:family="paragraph" style:parent-style-name="Table_20_Contents">
      <style:paragraph-properties fo:text-align="start" style:justify-single-word="false"/>
      <style:text-properties style:use-window-font-color="true" loext:opacity="0%" style:font-name="Liberation Serif" fo:font-size="10.5pt" officeooo:rsid="1a66d72d" officeooo:paragraph-rsid="1a98a626" style:font-size-asian="10.5pt" style:font-size-complex="10.5pt"/>
    </style:style>
    <style:style style:name="P53" style:family="paragraph" style:parent-style-name="Table_20_Contents">
      <style:paragraph-properties fo:text-align="start" style:justify-single-word="false"/>
      <style:text-properties style:use-window-font-color="true" loext:opacity="0%" style:font-name="Liberation Serif" fo:font-size="10.5pt" officeooo:rsid="1a6752ef" officeooo:paragraph-rsid="1a98a626" style:font-size-asian="10.5pt" style:font-size-complex="10.5pt"/>
    </style:style>
    <style:style style:name="P54" style:family="paragraph" style:parent-style-name="Standard">
      <style:text-properties officeooo:rsid="1a3391b6" officeooo:paragraph-rsid="1a98a626"/>
    </style:style>
    <style:style style:name="P55" style:family="paragraph" style:parent-style-name="Heading_20_1">
      <style:text-properties officeooo:rsid="1a703297" officeooo:paragraph-rsid="1a703297"/>
    </style:style>
    <style:style style:name="P56" style:family="paragraph" style:parent-style-name="Text_20_body">
      <style:text-properties officeooo:rsid="1a7d3721" officeooo:paragraph-rsid="1a7d3721"/>
    </style:style>
    <style:style style:name="P57" style:family="paragraph" style:parent-style-name="Heading_20_4">
      <style:paragraph-properties fo:text-align="center" style:justify-single-word="false"/>
      <style:text-properties officeooo:rsid="1a7fbbe3" officeooo:paragraph-rsid="1a7fbbe3"/>
    </style:style>
    <style:style style:name="P58" style:family="paragraph" style:parent-style-name="Text_20_body">
      <style:text-properties fo:font-weight="bold" officeooo:rsid="1a80c97c" officeooo:paragraph-rsid="1a80c97c" style:font-weight-asian="bold" style:font-weight-complex="bold"/>
    </style:style>
    <style:style style:name="P59" style:family="paragraph" style:parent-style-name="Text_20_body">
      <style:paragraph-properties fo:text-align="start" style:justify-single-word="false"/>
      <style:text-properties officeooo:paragraph-rsid="1a824052"/>
    </style:style>
    <style:style style:name="P60" style:family="paragraph" style:parent-style-name="Heading_20_5">
      <style:text-properties officeooo:rsid="1a826051" officeooo:paragraph-rsid="1a826051"/>
    </style:style>
    <style:style style:name="P61" style:family="paragraph" style:parent-style-name="Text_20_body" style:list-style-name="L2"/>
    <style:style style:name="P62" style:family="paragraph" style:parent-style-name="Text_20_body" style:list-style-name="L2">
      <style:text-properties officeooo:paragraph-rsid="1a856b4d"/>
    </style:style>
    <style:style style:name="P63" style:family="paragraph" style:parent-style-name="Text_20_body">
      <style:text-properties officeooo:rsid="1a8974b5" officeooo:paragraph-rsid="1a8974b5"/>
    </style:style>
    <style:style style:name="P64" style:family="paragraph" style:parent-style-name="Text_20_body" style:list-style-name="L2">
      <style:text-properties officeooo:paragraph-rsid="1a8c08df"/>
    </style:style>
    <style:style style:name="P65" style:family="paragraph" style:parent-style-name="Text_20_body" style:list-style-name="L2">
      <style:text-properties officeooo:paragraph-rsid="1a8d5322"/>
    </style:style>
    <style:style style:name="P66" style:family="paragraph" style:parent-style-name="Heading_20_1">
      <style:paragraph-properties fo:break-before="page"/>
      <style:text-properties officeooo:rsid="1a703297" officeooo:paragraph-rsid="1a774001"/>
    </style:style>
    <style:style style:name="P67" style:family="paragraph" style:parent-style-name="Text_20_body">
      <style:text-properties officeooo:rsid="1a7d8b3c" officeooo:paragraph-rsid="1a7d8b3c"/>
    </style:style>
    <style:style style:name="P68" style:family="paragraph" style:parent-style-name="Heading_20_3">
      <style:text-properties style:use-window-font-color="true" loext:opacity="0%" officeooo:rsid="1a9118c3" officeooo:paragraph-rsid="1a9118c3"/>
    </style:style>
    <style:style style:name="P69" style:family="paragraph" style:parent-style-name="Text_20_body">
      <style:text-properties fo:color="#ff0000" loext:opacity="100%" officeooo:rsid="1a9a1c12" officeooo:paragraph-rsid="1a8ffb82"/>
    </style:style>
    <style:style style:name="P70" style:family="paragraph" style:parent-style-name="Text_20_body">
      <style:text-properties officeooo:rsid="1a9a1c12" officeooo:paragraph-rsid="1a8ffb82"/>
    </style:style>
    <style:style style:name="P71" style:family="paragraph" style:parent-style-name="Table_20_Contents">
      <style:text-properties style:font-name="Liberation Serif" fo:font-size="10.5pt" officeooo:rsid="1a9a1c12" officeooo:paragraph-rsid="1a8ffb82" style:font-size-asian="10.5pt" style:font-size-complex="10.5pt"/>
    </style:style>
    <style:style style:name="P72" style:family="paragraph" style:parent-style-name="Standard">
      <style:text-properties fo:font-size="10.5pt" officeooo:rsid="1a0cd3e4" officeooo:paragraph-rsid="1a8ffb82" style:font-size-asian="10.5pt" style:font-size-complex="10.5pt"/>
    </style:style>
    <style:style style:name="P73" style:family="paragraph" style:parent-style-name="Text_20_body">
      <style:text-properties officeooo:paragraph-rsid="1a8ffb82"/>
    </style:style>
    <style:style style:name="P74" style:family="paragraph" style:parent-style-name="Text_20_body" style:list-style-name="L3">
      <style:text-properties fo:color="#ff0000" loext:opacity="100%" officeooo:paragraph-rsid="1a8ffb82"/>
    </style:style>
    <style:style style:name="P75" style:family="paragraph" style:parent-style-name="Text_20_body">
      <style:text-properties fo:font-weight="bold" officeooo:rsid="1a9db9dd" officeooo:paragraph-rsid="1a8ffb82" style:font-weight-asian="bold" style:font-weight-complex="bold"/>
    </style:style>
    <style:style style:name="P76" style:family="paragraph" style:parent-style-name="Text_20_body">
      <style:text-properties fo:font-weight="normal" officeooo:rsid="1a9db9dd" officeooo:paragraph-rsid="1a8ffb82" style:font-weight-asian="normal" style:font-weight-complex="normal"/>
    </style:style>
    <style:style style:name="P77" style:family="paragraph" style:parent-style-name="Text_20_body" style:list-style-name="L3">
      <style:text-properties fo:color="#ff0000" loext:opacity="100%" fo:font-weight="normal" officeooo:rsid="1aa19239" officeooo:paragraph-rsid="1a96472a" style:font-weight-asian="normal" style:font-weight-complex="normal"/>
    </style:style>
    <style:style style:name="P78" style:family="paragraph" style:parent-style-name="Text_20_body" style:list-style-name="L3">
      <style:text-properties fo:color="#ff0000" loext:opacity="100%" fo:font-weight="normal" officeooo:rsid="1aa19239" officeooo:paragraph-rsid="1a8ffb82" style:font-weight-asian="normal" style:font-weight-complex="normal"/>
    </style:style>
    <style:style style:name="P79" style:family="paragraph" style:parent-style-name="Text_20_body" style:list-style-name="L3">
      <style:text-properties fo:font-weight="normal" officeooo:rsid="1aa2bacb" officeooo:paragraph-rsid="1a8ffb82" style:font-weight-asian="normal" style:font-weight-complex="normal"/>
    </style:style>
    <style:style style:name="P80" style:family="paragraph" style:parent-style-name="Text_20_body">
      <style:text-properties fo:font-weight="bold" officeooo:rsid="1a9ea562" officeooo:paragraph-rsid="1a8ffb82" style:font-weight-asian="bold" style:font-weight-complex="bold"/>
    </style:style>
    <style:style style:name="P81" style:family="paragraph" style:parent-style-name="Text_20_body">
      <style:text-properties fo:font-weight="normal" officeooo:rsid="1a9ea562" officeooo:paragraph-rsid="1a8ffb82" style:font-weight-asian="normal" style:font-weight-complex="normal"/>
    </style:style>
    <style:style style:name="P82" style:family="paragraph" style:parent-style-name="Text_20_body" style:list-style-name="L3">
      <style:text-properties fo:font-weight="bold" officeooo:rsid="1a9ea2bb" officeooo:paragraph-rsid="1a8ffb82" style:font-weight-asian="bold" style:font-weight-complex="bold"/>
    </style:style>
    <style:style style:name="P83" style:family="paragraph" style:parent-style-name="Text_20_body">
      <style:text-properties officeooo:rsid="1a9e3cb4" officeooo:paragraph-rsid="1aa545a8"/>
    </style:style>
    <style:style style:name="P84" style:family="paragraph" style:parent-style-name="Table_20_Read-Out" style:list-style-name="L4">
      <style:text-properties fo:font-style="normal" style:font-style-asian="normal" style:font-style-complex="normal"/>
    </style:style>
    <style:style style:name="P85" style:family="paragraph" style:parent-style-name="Text_20_body">
      <style:text-properties fo:font-style="italic" officeooo:rsid="1a9e3cb4" officeooo:paragraph-rsid="1aa3b354" style:font-style-asian="italic" style:font-style-complex="italic"/>
    </style:style>
    <style:style style:name="P86" style:family="paragraph" style:parent-style-name="Text_20_body">
      <style:text-properties officeooo:rsid="1a9e3cb4" officeooo:paragraph-rsid="1aa3b354"/>
    </style:style>
    <style:style style:name="P87" style:family="paragraph" style:parent-style-name="Text_20_body">
      <style:text-properties officeooo:rsid="1a7ecc62" officeooo:paragraph-rsid="1aa545a8"/>
    </style:style>
    <style:style style:name="T1" style:family="text">
      <style:text-properties style:use-window-font-color="true" loext:opacity="0%" style:font-name="Caudex" fo:font-size="10.5pt" fo:font-weight="bold" officeooo:rsid="1966880a" style:font-name-asian="Microsoft YaHei" style:font-size-asian="10.5pt" style:font-weight-asian="bold" style:font-name-complex="Lucida Sans" style:font-size-complex="10.5pt" style:font-weight-complex="bold"/>
    </style:style>
    <style:style style:name="T2" style:family="text">
      <style:text-properties style:use-window-font-color="true" loext:opacity="0%" style:font-name="Caudex" fo:font-size="10.5pt" fo:font-weight="bold" officeooo:rsid="1a0827d3" style:font-name-asian="Microsoft YaHei" style:font-size-asian="10.5pt" style:font-weight-asian="bold" style:font-name-complex="Lucida Sans" style:font-size-complex="10.5pt" style:font-weight-complex="bold"/>
    </style:style>
    <style:style style:name="T3" style:family="text">
      <style:text-properties style:font-name="Caudex" fo:font-weight="bold" style:font-name-asian="Microsoft YaHei" style:font-weight-asian="bold" style:font-name-complex="Lucida Sans" style:font-weight-complex="bold"/>
    </style:style>
    <style:style style:name="T4" style:family="text">
      <style:text-properties style:use-window-font-color="true" loext:opacity="0%" style:font-name="Caudex" fo:font-size="10.5pt" fo:font-weight="bold" officeooo:rsid="19f435b3" style:font-name-asian="Microsoft YaHei" style:font-size-asian="10.5pt" style:font-weight-asian="bold" style:font-name-complex="Lucida Sans" style:font-size-complex="10.5pt" style:font-weight-complex="bold"/>
    </style:style>
    <style:style style:name="T5" style:family="text">
      <style:text-properties style:font-name="Caudex" fo:font-weight="bold" officeooo:rsid="196841e8" style:font-name-asian="Microsoft YaHei" style:font-weight-asian="bold" style:font-name-complex="Lucida Sans" style:font-weight-complex="bold"/>
    </style:style>
    <style:style style:name="T6" style:family="text">
      <style:text-properties style:use-window-font-color="true" loext:opacity="0%" style:font-name="Liberation Serif" fo:font-style="italic" officeooo:rsid="017649f5" style:font-style-asian="italic" style:font-style-complex="italic"/>
    </style:style>
    <style:style style:name="T7" style:family="text">
      <style:text-properties style:use-window-font-color="true" loext:opacity="0%" style:font-name="Liberation Serif" fo:font-style="italic" fo:font-weight="normal" officeooo:rsid="19edb4ee" style:font-name-asian="Microsoft YaHei" style:font-style-asian="italic" style:font-weight-asian="normal" style:font-name-complex="Lucida Sans" style:font-style-complex="italic" style:font-weight-complex="normal"/>
    </style:style>
    <style:style style:name="T8" style:family="text">
      <style:text-properties style:use-window-font-color="true" loext:opacity="0%" style:font-name="Liberation Serif" fo:font-style="italic" officeooo:rsid="007ab4b2" style:font-style-asian="italic" style:font-style-complex="italic"/>
    </style:style>
    <style:style style:name="T9" style:family="text">
      <style:text-properties style:font-name="Liberation Serif" fo:font-style="italic" officeooo:rsid="007ab4b2" style:font-style-asian="italic" style:font-style-complex="italic"/>
    </style:style>
    <style:style style:name="T10" style:family="text">
      <style:text-properties style:font-name="Liberation Serif" fo:font-style="italic" officeooo:rsid="0b53e3a4" style:font-style-asian="italic" style:font-style-complex="italic"/>
    </style:style>
    <style:style style:name="T11" style:family="text">
      <style:text-properties style:font-name="Liberation Serif" fo:font-size="10.5pt" fo:font-style="italic" fo:font-weight="normal" officeooo:rsid="19edb4ee" style:font-name-asian="Microsoft YaHei" style:font-size-asian="10.5pt" style:font-style-asian="italic" style:font-weight-asian="normal" style:font-name-complex="Lucida Sans" style:font-size-complex="10.5pt" style:font-style-complex="italic" style:font-weight-complex="normal"/>
    </style:style>
    <style:style style:name="T12" style:family="text">
      <style:text-properties style:font-name="Liberation Serif" fo:font-size="10.5pt" fo:font-style="italic" officeooo:rsid="02537e4e" style:font-name-asian="Microsoft YaHei" style:font-size-asian="10.5pt" style:font-style-asian="italic" style:font-name-complex="Lucida Sans" style:font-size-complex="10.5pt" style:font-style-complex="italic"/>
    </style:style>
    <style:style style:name="T13" style:family="text">
      <style:text-properties style:font-name="Liberation Serif" fo:font-size="10.5pt" fo:font-style="italic" officeooo:rsid="007ab4b2" style:font-name-asian="Microsoft YaHei" style:font-size-asian="10.5pt" style:font-style-asian="italic" style:font-name-complex="Lucida Sans" style:font-size-complex="10.5pt" style:font-style-complex="italic"/>
    </style:style>
    <style:style style:name="T14" style:family="text">
      <style:text-properties style:font-name="Liberation Serif" fo:font-size="10.5pt" fo:font-style="italic" officeooo:rsid="0633b70b" style:font-name-asian="Microsoft YaHei" style:font-size-asian="10.5pt" style:font-style-asian="italic" style:font-name-complex="Lucida Sans" style:font-size-complex="10.5pt" style:font-style-complex="italic"/>
    </style:style>
    <style:style style:name="T15" style:family="text">
      <style:text-properties style:font-name="Liberation Serif" fo:font-size="10.5pt" fo:font-style="italic" officeooo:rsid="0258289a" style:font-name-asian="Microsoft YaHei" style:font-size-asian="10.5pt" style:font-style-asian="italic" style:font-name-complex="Lucida Sans" style:font-size-complex="10.5pt" style:font-style-complex="italic"/>
    </style:style>
    <style:style style:name="T16" style:family="text">
      <style:text-properties fo:font-size="10pt" fo:font-style="italic" style:font-name-asian="Microsoft YaHei" style:font-size-asian="10pt" style:font-style-asian="italic" style:font-name-complex="Lucida Sans" style:font-size-complex="10pt" style:font-style-complex="italic"/>
    </style:style>
    <style:style style:name="T17" style:family="text">
      <style:text-properties style:font-name="Caudex" fo:font-size="22pt" style:text-underline-style="solid" style:text-underline-width="auto" style:text-underline-color="font-color" fo:font-weight="bold" officeooo:rsid="18739659" style:font-name-asian="Microsoft YaHei" style:font-size-asian="22pt" style:font-weight-asian="bold" style:font-name-complex="Lucida Sans" style:font-size-complex="22pt" style:font-weight-complex="bold"/>
    </style:style>
    <style:style style:name="T18" style:family="text">
      <style:text-properties style:font-name="Caudex" fo:font-size="22pt" style:text-underline-style="solid" style:text-underline-width="auto" style:text-underline-color="font-color" fo:font-weight="bold" officeooo:rsid="19f01cbe" style:font-name-asian="Microsoft YaHei" style:font-size-asian="22pt" style:font-weight-asian="bold" style:font-name-complex="Lucida Sans" style:font-size-complex="22pt" style:font-weight-complex="bold"/>
    </style:style>
    <style:style style:name="T19" style:family="text">
      <style:text-properties style:use-window-font-color="true" loext:opacity="0%" style:font-name="Liberation Serif" fo:font-size="10.5pt" fo:font-style="italic" fo:font-weight="normal" officeooo:rsid="19f0f20a" style:font-name-asian="Microsoft YaHei" style:font-size-asian="10.5pt" style:font-style-asian="italic" style:font-weight-asian="normal" style:font-name-complex="Lucida Sans" style:font-size-complex="10.5pt" style:font-style-complex="italic" style:font-weight-complex="normal"/>
    </style:style>
    <style:style style:name="T20" style:family="text">
      <style:text-properties fo:font-style="normal" style:font-style-asian="normal" style:font-style-complex="normal"/>
    </style:style>
    <style:style style:name="T21" style:family="text">
      <style:text-properties fo:font-style="normal" officeooo:rsid="19f0f20a" style:font-style-asian="normal" style:font-style-complex="normal"/>
    </style:style>
    <style:style style:name="T22" style:family="text">
      <style:text-properties fo:font-style="normal" officeooo:rsid="07d89240" style:font-style-asian="normal" style:font-style-complex="normal"/>
    </style:style>
    <style:style style:name="T23" style:family="text">
      <style:text-properties style:use-window-font-color="true" loext:opacity="0%" style:font-name="Liberation Serif" fo:font-size="10.5pt" fo:font-style="normal" fo:font-weight="normal" officeooo:rsid="19750890" style:font-size-asian="10.5pt" style:font-style-asian="normal" style:font-weight-asian="normal" style:font-size-complex="10.5pt" style:font-style-complex="normal" style:font-weight-complex="normal"/>
    </style:style>
    <style:style style:name="T24" style:family="text">
      <style:text-properties fo:font-style="normal" officeooo:rsid="19fcac00" style:font-style-asian="normal" style:font-style-complex="normal"/>
    </style:style>
    <style:style style:name="T25" style:family="text">
      <style:text-properties fo:font-style="normal" officeooo:rsid="1a0827d3" style:font-style-asian="normal" style:font-style-complex="normal"/>
    </style:style>
    <style:style style:name="T26" style:family="text">
      <style:text-properties fo:font-style="normal" officeooo:rsid="08561ad7" style:font-style-asian="normal" style:font-style-complex="normal"/>
    </style:style>
    <style:style style:name="T27" style:family="text">
      <style:text-properties style:use-window-font-color="true" loext:opacity="0%" style:font-name="Liberation Serif" fo:font-size="10.5pt" fo:font-style="normal" fo:font-weight="normal" officeooo:rsid="19e2acf2" style:font-size-asian="10.5pt" style:font-style-asian="normal" style:font-weight-asian="normal" style:font-size-complex="10.5pt" style:font-style-complex="normal" style:font-weight-complex="normal"/>
    </style:style>
    <style:style style:name="T28" style:family="text">
      <style:text-properties style:use-window-font-color="true" loext:opacity="0%" style:font-name="Liberation Serif" fo:font-size="10.5pt" fo:font-style="normal" fo:font-weight="normal" officeooo:rsid="19f0f20a" style:font-size-asian="10.5pt" style:font-style-asian="normal" style:font-weight-asian="normal" style:font-size-complex="10.5pt" style:font-style-complex="normal" style:font-weight-complex="normal"/>
    </style:style>
    <style:style style:name="T29" style:family="text">
      <style:text-properties style:use-window-font-color="true" loext:opacity="0%" style:font-name="Liberation Serif" fo:font-size="10.5pt" fo:font-style="normal" fo:font-weight="normal" officeooo:rsid="19f22446" style:font-size-asian="10.5pt" style:font-style-asian="normal" style:font-weight-asian="normal" style:font-size-complex="10.5pt" style:font-style-complex="normal" style:font-weight-complex="normal"/>
    </style:style>
    <style:style style:name="T30" style:family="text">
      <style:text-properties officeooo:rsid="1a420c27"/>
    </style:style>
    <style:style style:name="T31" style:family="text">
      <style:text-properties officeooo:rsid="1a46f156"/>
    </style:style>
    <style:style style:name="T32" style:family="text">
      <style:text-properties officeooo:rsid="1a48ce1a"/>
    </style:style>
    <style:style style:name="T33" style:family="text">
      <style:text-properties officeooo:rsid="1a44acc4"/>
    </style:style>
    <style:style style:name="T34" style:family="text">
      <style:text-properties officeooo:rsid="1a45bb2e"/>
    </style:style>
    <style:style style:name="T35" style:family="text">
      <style:text-properties officeooo:rsid="1a9951bd"/>
    </style:style>
    <style:style style:name="T36" style:family="text">
      <style:text-properties officeooo:rsid="1a26d8da"/>
    </style:style>
    <style:style style:name="T37" style:family="text">
      <style:text-properties officeooo:rsid="1a39a39a"/>
    </style:style>
    <style:style style:name="T38" style:family="text">
      <style:text-properties fo:color="#ff0000" loext:opacity="100%" officeooo:rsid="19f70cae"/>
    </style:style>
    <style:style style:name="T39" style:family="text">
      <style:text-properties style:use-window-font-color="true" loext:opacity="0%" officeooo:rsid="1a3a6f82"/>
    </style:style>
    <style:style style:name="T40" style:family="text">
      <style:text-properties officeooo:rsid="19f87ffe"/>
    </style:style>
    <style:style style:name="T41" style:family="text">
      <style:text-properties officeooo:rsid="19f70cae"/>
    </style:style>
    <style:style style:name="T42" style:family="text">
      <style:text-properties fo:font-weight="normal" style:font-weight-asian="normal" style:font-weight-complex="normal"/>
    </style:style>
    <style:style style:name="T43" style:family="text">
      <style:text-properties fo:font-weight="normal" officeooo:rsid="1a3c7f4b" style:font-weight-asian="normal" style:font-weight-complex="normal"/>
    </style:style>
    <style:style style:name="T44" style:family="text">
      <style:text-properties officeooo:rsid="1a038bec"/>
    </style:style>
    <style:style style:name="T45" style:family="text">
      <style:text-properties officeooo:rsid="1a0e5d59"/>
    </style:style>
    <style:style style:name="T46" style:family="text">
      <style:text-properties officeooo:rsid="1a54e392"/>
    </style:style>
    <style:style style:name="T47" style:family="text">
      <style:text-properties officeooo:rsid="1a156e0d"/>
    </style:style>
    <style:style style:name="T48" style:family="text">
      <style:text-properties officeooo:rsid="1a287412"/>
    </style:style>
    <style:style style:name="T49" style:family="text">
      <style:text-properties officeooo:rsid="1a0d9ecc"/>
    </style:style>
    <style:style style:name="T50" style:family="text">
      <style:text-properties officeooo:rsid="1a0f5e51"/>
    </style:style>
    <style:style style:name="T51" style:family="text">
      <style:text-properties officeooo:rsid="1a29d2f2"/>
    </style:style>
    <style:style style:name="T52" style:family="text">
      <style:text-properties officeooo:rsid="1a10d2ca"/>
    </style:style>
    <style:style style:name="T53" style:family="text">
      <style:text-properties officeooo:rsid="1a175af3"/>
    </style:style>
    <style:style style:name="T54" style:family="text">
      <style:text-properties officeooo:rsid="1a23f1ee"/>
    </style:style>
    <style:style style:name="T55" style:family="text">
      <style:text-properties officeooo:rsid="1a2e572c"/>
    </style:style>
    <style:style style:name="T56" style:family="text">
      <style:text-properties officeooo:rsid="1a2a0459"/>
    </style:style>
    <style:style style:name="T57" style:family="text">
      <style:text-properties officeooo:rsid="1a1f5a69"/>
    </style:style>
    <style:style style:name="T58" style:family="text">
      <style:text-properties officeooo:rsid="1a183e41"/>
    </style:style>
    <style:style style:name="T59" style:family="text">
      <style:text-properties officeooo:rsid="1a198d63"/>
    </style:style>
    <style:style style:name="T60" style:family="text">
      <style:text-properties officeooo:rsid="1a2ba4f4"/>
    </style:style>
    <style:style style:name="T61" style:family="text">
      <style:text-properties officeooo:rsid="1a1b20fe"/>
    </style:style>
    <style:style style:name="T62" style:family="text">
      <style:text-properties officeooo:rsid="1a1c3806"/>
    </style:style>
    <style:style style:name="T63" style:family="text">
      <style:text-properties officeooo:rsid="1a1de12a"/>
    </style:style>
    <style:style style:name="T64" style:family="text">
      <style:text-properties fo:font-weight="bold" style:font-weight-asian="bold" style:font-weight-complex="bold"/>
    </style:style>
    <style:style style:name="T65" style:family="text">
      <style:text-properties officeooo:rsid="1a3dfc9e"/>
    </style:style>
    <style:style style:name="T66" style:family="text">
      <style:text-properties officeooo:rsid="1a75313c"/>
    </style:style>
    <style:style style:name="T67" style:family="text">
      <style:text-properties officeooo:rsid="1a6a896e"/>
    </style:style>
    <style:style style:name="T68" style:family="text">
      <style:text-properties officeooo:rsid="1a63b9ad"/>
    </style:style>
    <style:style style:name="T69" style:family="text">
      <style:text-properties officeooo:rsid="1a6c1879"/>
    </style:style>
    <style:style style:name="T70" style:family="text">
      <style:text-properties officeooo:rsid="1a6ca0f1"/>
    </style:style>
    <style:style style:name="T71" style:family="text">
      <style:text-properties officeooo:rsid="1a317823"/>
    </style:style>
    <style:style style:name="T72" style:family="text">
      <style:text-properties officeooo:rsid="1a34fba7"/>
    </style:style>
    <style:style style:name="T73" style:family="text">
      <style:text-properties officeooo:rsid="1a3559e0"/>
    </style:style>
    <style:style style:name="T74" style:family="text">
      <style:text-properties officeooo:rsid="1a4f2381"/>
    </style:style>
    <style:style style:name="T75" style:family="text">
      <style:text-properties officeooo:rsid="1a531cc4"/>
    </style:style>
    <style:style style:name="T76" style:family="text">
      <style:text-properties officeooo:rsid="1a538f17"/>
    </style:style>
    <style:style style:name="T77" style:family="text">
      <style:text-properties officeooo:rsid="1a562b4d"/>
    </style:style>
    <style:style style:name="T78" style:family="text">
      <style:text-properties officeooo:rsid="1a549f23"/>
    </style:style>
    <style:style style:name="T79" style:family="text">
      <style:text-properties style:use-window-font-color="true" loext:opacity="0%"/>
    </style:style>
    <style:style style:name="T80" style:family="text">
      <style:text-properties style:use-window-font-color="true" loext:opacity="0%" officeooo:rsid="1a57da84"/>
    </style:style>
    <style:style style:name="T81" style:family="text">
      <style:text-properties officeooo:rsid="1a3356f3"/>
    </style:style>
    <style:style style:name="T82" style:family="text">
      <style:text-properties officeooo:rsid="1a3391b6"/>
    </style:style>
    <style:style style:name="T83" style:family="text">
      <style:text-properties officeooo:rsid="1a6cf3f6"/>
    </style:style>
    <style:style style:name="T84" style:family="text">
      <style:text-properties fo:color="#ff0000" loext:opacity="100%" officeooo:rsid="1a4f2381"/>
    </style:style>
    <style:style style:name="T85" style:family="text">
      <style:text-properties fo:color="#ff0000" loext:opacity="100%" officeooo:rsid="1a531cc4"/>
    </style:style>
    <style:style style:name="T86" style:family="text">
      <style:text-properties fo:color="#ff0000" loext:opacity="100%" officeooo:rsid="1a1b20fe"/>
    </style:style>
    <style:style style:name="T87" style:family="text">
      <style:text-properties fo:color="#ff0000" loext:opacity="100%" officeooo:rsid="1a538f17"/>
    </style:style>
    <style:style style:name="T88" style:family="text">
      <style:text-properties fo:color="#ff0000" loext:opacity="100%" officeooo:rsid="1a562b4d"/>
    </style:style>
    <style:style style:name="T89" style:family="text">
      <style:text-properties fo:color="#ff0000" loext:opacity="100%" officeooo:rsid="1a549f23"/>
    </style:style>
    <style:style style:name="T90" style:family="text">
      <style:text-properties officeooo:rsid="1a57da84"/>
    </style:style>
    <style:style style:name="T91" style:family="text">
      <style:text-properties officeooo:rsid="1a7abdaa"/>
    </style:style>
    <style:style style:name="T92" style:family="text">
      <style:text-properties officeooo:rsid="1aae413d"/>
    </style:style>
    <style:style style:name="T93" style:family="text">
      <style:text-properties style:use-window-font-color="true" loext:opacity="0%" officeooo:rsid="1aae413d"/>
    </style:style>
    <style:style style:name="T94" style:family="text">
      <style:text-properties officeooo:rsid="1a5e17ef"/>
    </style:style>
    <style:style style:name="T95" style:family="text">
      <style:text-properties officeooo:rsid="1a6e0cb6"/>
    </style:style>
    <style:style style:name="T96" style:family="text">
      <style:text-properties officeooo:rsid="1a644a71"/>
    </style:style>
    <style:style style:name="T97" style:family="text">
      <style:text-properties officeooo:rsid="1a5ff3b7"/>
    </style:style>
    <style:style style:name="T98" style:family="text">
      <style:text-properties officeooo:rsid="1a5ceec2"/>
    </style:style>
    <style:style style:name="T99" style:family="text">
      <style:text-properties officeooo:rsid="1a3d770a"/>
    </style:style>
    <style:style style:name="T100" style:family="text">
      <style:text-properties officeooo:rsid="1a73e931"/>
    </style:style>
    <style:style style:name="T101" style:family="text">
      <style:text-properties officeooo:rsid="1a734879"/>
    </style:style>
    <style:style style:name="T102" style:family="text">
      <style:text-properties officeooo:rsid="1a76e33e"/>
    </style:style>
    <style:style style:name="T103" style:family="text">
      <style:text-properties officeooo:rsid="1a9ba273"/>
    </style:style>
    <style:style style:name="T104" style:family="text">
      <style:text-properties fo:font-weight="bold" officeooo:rsid="1a80c97c" style:font-weight-asian="bold" style:font-weight-complex="bold"/>
    </style:style>
    <style:style style:name="T105" style:family="text">
      <style:text-properties fo:font-weight="normal" officeooo:rsid="1a80c97c" style:font-weight-asian="normal" style:font-weight-complex="normal"/>
    </style:style>
    <style:style style:name="T106" style:family="text">
      <style:text-properties fo:font-weight="bold" officeooo:rsid="1a824052" style:font-weight-asian="bold" style:font-weight-complex="bold"/>
    </style:style>
    <style:style style:name="T107" style:family="text">
      <style:text-properties fo:font-weight="bold" officeooo:rsid="1a88083c" style:font-weight-asian="bold" style:font-weight-complex="bold"/>
    </style:style>
    <style:style style:name="T108" style:family="text">
      <style:text-properties fo:font-weight="bold" officeooo:rsid="1a856b4d" style:font-weight-asian="bold" style:font-weight-complex="bold"/>
    </style:style>
    <style:style style:name="T109" style:family="text">
      <style:text-properties fo:font-weight="normal" officeooo:rsid="1a856b4d" style:font-weight-asian="normal" style:font-weight-complex="normal"/>
    </style:style>
    <style:style style:name="T110" style:family="text">
      <style:text-properties fo:font-weight="normal" officeooo:rsid="1a864969" style:font-weight-asian="normal" style:font-weight-complex="normal"/>
    </style:style>
    <style:style style:name="T111" style:family="text">
      <style:text-properties fo:font-weight="normal" officeooo:rsid="1a88083c" style:font-weight-asian="normal" style:font-weight-complex="normal"/>
    </style:style>
    <style:style style:name="T112" style:family="text">
      <style:text-properties fo:font-weight="normal" officeooo:rsid="1a8e4bce" style:font-weight-asian="normal" style:font-weight-complex="normal"/>
    </style:style>
    <style:style style:name="T113" style:family="text">
      <style:text-properties fo:font-weight="normal" officeooo:rsid="1a8f5d87" style:font-weight-asian="normal" style:font-weight-complex="normal"/>
    </style:style>
    <style:style style:name="T114" style:family="text">
      <style:text-properties fo:font-weight="bold" officeooo:rsid="1a8c08df" style:font-weight-asian="bold" style:font-weight-complex="bold"/>
    </style:style>
    <style:style style:name="T115" style:family="text">
      <style:text-properties fo:font-weight="bold" officeooo:rsid="1a8d5322" style:font-weight-asian="bold" style:font-weight-complex="bold"/>
    </style:style>
    <style:style style:name="T116" style:family="text">
      <style:text-properties officeooo:rsid="1a774001"/>
    </style:style>
    <style:style style:name="T117" style:family="text">
      <style:text-properties fo:color="#ff0000" loext:opacity="100%"/>
    </style:style>
    <style:style style:name="T118" style:family="text">
      <style:text-properties style:use-window-font-color="true" loext:opacity="0%" officeooo:rsid="1a91da5d"/>
    </style:style>
    <style:style style:name="T119" style:family="text">
      <style:text-properties officeooo:rsid="1a9ce520"/>
    </style:style>
    <style:style style:name="T120" style:family="text">
      <style:text-properties officeooo:rsid="1aba2429"/>
    </style:style>
    <style:style style:name="T121" style:family="text">
      <style:text-properties officeooo:rsid="1a9d6ac9"/>
    </style:style>
    <style:style style:name="T122" style:family="text">
      <style:text-properties fo:font-weight="bold" officeooo:rsid="1ab3bffc" style:font-weight-asian="bold" style:font-weight-complex="bold"/>
    </style:style>
    <style:style style:name="T123" style:family="text">
      <style:text-properties fo:font-weight="bold" officeooo:rsid="1aa3b583" style:font-weight-asian="bold" style:font-weight-complex="bold"/>
    </style:style>
    <style:style style:name="T124" style:family="text">
      <style:text-properties fo:font-weight="bold" officeooo:rsid="1ad32a59" style:font-weight-asian="bold" style:font-weight-complex="bold"/>
    </style:style>
    <style:style style:name="T125" style:family="text">
      <style:text-properties officeooo:rsid="1aa3b583"/>
    </style:style>
    <style:style style:name="T126" style:family="text">
      <style:text-properties officeooo:rsid="1ab4bcc0"/>
    </style:style>
    <style:style style:name="T127" style:family="text">
      <style:text-properties officeooo:rsid="1ab316dc"/>
    </style:style>
    <style:style style:name="T128" style:family="text">
      <style:text-properties fo:font-style="italic" officeooo:rsid="1aa3b583" style:font-style-asian="italic" style:font-style-complex="italic"/>
    </style:style>
    <style:style style:name="T129" style:family="text">
      <style:text-properties fo:font-style="italic" officeooo:rsid="1ab0545e" style:font-style-asian="italic" style:font-style-complex="italic"/>
    </style:style>
    <style:style style:name="T130" style:family="text">
      <style:text-properties officeooo:rsid="1aa52e8a"/>
    </style:style>
    <style:style style:name="T131" style:family="text">
      <style:text-properties officeooo:rsid="1ad071df"/>
    </style:style>
    <style:style style:name="T132" style:family="text">
      <style:text-properties fo:font-style="normal" officeooo:rsid="1ab316dc" style:font-style-asian="normal" style:font-style-complex="normal"/>
    </style:style>
    <style:style style:name="T133" style:family="text">
      <style:text-properties fo:font-style="normal" officeooo:rsid="1aa3b583" style:font-style-asian="normal" style:font-style-complex="normal"/>
    </style:style>
    <style:style style:name="T134" style:family="text">
      <style:text-properties fo:font-style="normal" officeooo:rsid="1aa52e8a" style:font-style-asian="normal" style:font-style-complex="normal"/>
    </style:style>
    <style:style style:name="T135" style:family="text">
      <style:text-properties fo:font-style="normal" officeooo:rsid="1ad071df" style:font-style-asian="normal" style:font-style-complex="normal"/>
    </style:style>
    <style:style style:name="T136" style:family="text">
      <style:text-properties fo:color="#ff0000" loext:opacity="100%" fo:font-weight="bold" style:font-weight-asian="bold" style:font-weight-complex="bold"/>
    </style:style>
    <style:style style:name="T137" style:family="text">
      <style:text-properties fo:color="#ff0000" loext:opacity="100%" fo:font-weight="bold" officeooo:rsid="1aa3b583" style:font-weight-asian="bold" style:font-weight-complex="bold"/>
    </style:style>
    <style:style style:name="T138" style:family="text">
      <style:text-properties fo:color="#ff0000" loext:opacity="100%" officeooo:rsid="1acf9d97"/>
    </style:style>
    <style:style style:name="T139" style:family="text">
      <style:text-properties fo:color="#ff0000" loext:opacity="100%" fo:font-style="italic" officeooo:rsid="1aa3b583" style:font-style-asian="italic" style:font-style-complex="italic"/>
    </style:style>
    <style:style style:name="T140" style:family="text">
      <style:text-properties fo:color="#ff0000" loext:opacity="100%" fo:font-style="italic" officeooo:rsid="1ab0545e" style:font-style-asian="italic" style:font-style-complex="italic"/>
    </style:style>
    <style:style style:name="T141" style:family="text">
      <style:text-properties fo:color="#ff0000" loext:opacity="100%" fo:font-style="normal" officeooo:rsid="1acf9d97" style:font-style-asian="normal" style:font-style-complex="normal"/>
    </style:style>
    <style:style style:name="T142" style:family="text">
      <style:text-properties fo:color="#ff0000" loext:opacity="100%" fo:font-style="normal" officeooo:rsid="1aa3b583" style:font-style-asian="normal" style:font-style-complex="normal"/>
    </style:style>
    <style:style style:name="T143" style:family="text">
      <style:text-properties fo:color="#ff0000" loext:opacity="100%" fo:font-style="normal" officeooo:rsid="1aa52e8a" style:font-style-asian="normal" style:font-style-complex="normal"/>
    </style:style>
    <style:style style:name="T144" style:family="text">
      <style:text-properties fo:color="#ff0000" loext:opacity="100%" fo:font-style="normal" officeooo:rsid="1ab316dc" style:font-style-asian="normal" style:font-style-complex="normal"/>
    </style:style>
    <style:style style:name="T145" style:family="text">
      <style:text-properties fo:color="#ff0000" loext:opacity="100%" fo:font-style="normal" officeooo:rsid="1ad04193" style:font-style-asian="normal" style:font-style-complex="normal"/>
    </style:style>
    <style:style style:name="T146" style:family="text">
      <style:text-properties officeooo:rsid="1a9ec9b9"/>
    </style:style>
    <style:style style:name="T147" style:family="text">
      <style:text-properties officeooo:rsid="1ad9cebf"/>
    </style:style>
    <style:style style:name="T148" style:family="text">
      <style:text-properties fo:font-weight="normal" officeooo:rsid="1ad9baa5" style:font-weight-asian="normal" style:font-weight-complex="normal"/>
    </style:style>
    <style:style style:name="T149" style:family="text">
      <style:text-properties fo:font-weight="normal" officeooo:rsid="1aa1caf3" style:font-weight-asian="normal" style:font-weight-complex="normal"/>
    </style:style>
    <style:style style:name="T150" style:family="text">
      <style:text-properties officeooo:rsid="1aa545a8"/>
    </style:style>
    <style:style style:name="T151" style:family="text">
      <style:text-properties officeooo:rsid="1aa7f380"/>
    </style:style>
    <style:style style:name="T152" style:family="text">
      <style:text-properties officeooo:rsid="1aa9ac92"/>
    </style:style>
    <style:style style:name="T153" style:family="text">
      <style:text-properties officeooo:rsid="1aa88b7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4985*" fo:start-indent="0in" fo:end-indent="0.1in"/>
          <style:column style:rel-width="4987*"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3">Dread Abbey</text:p>
      <text:p text:style-name="P4"><text:span text:style-name="T1">A </text:span><text:span text:style-name="T2">2nd</text:span><text:span text:style-name="T3">-</text:span><text:span text:style-name="T1">Level </text:span><text:span text:style-name="T4">One-Shot</text:span><text:span text:style-name="T3"> </text:span><text:span text:style-name="T5">for </text:span><text:span text:style-name="T3">Draw Steel </text:span></text:p>
      <text:p text:style-name="P5">by Look Out Behind You Studios</text:p>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h text:style-name="P8" text:outline-level="1"><text:span text:style-name="T6">“</text:span><text:span text:style-name="T7">Dread Abbey</text:span><text:span text:style-name="T6">”</text:span><text:span text:style-name="T8"> is an independent product published under the DRAW STEEL Creator License and is not affiliated with MCDM Productions, LLC.</text:span><text:span text:style-name="T9"> DRAW STEEL © 202</text:span><text:span text:style-name="T10">4</text:span><text:span text:style-name="T9"> MCDM Productions, LLC. </text:span></text:h>
      <text:p text:style-name="P9"><text:span text:style-name="T11">Dread Abbey</text:span><text:span text:style-name="T12"> </text:span><text:span text:style-name="T13">©</text:span><text:span text:style-name="T12"> 202</text:span><text:span text:style-name="T14">5</text:span><text:span text:style-name="T12"> Look Out Behind You Studios </text:span><text:span text:style-name="T15">LL</text:span><text:span text:style-name="T16">C</text:span><draw:frame draw:style-name="fr1" draw:name="Image4" text:anchor-type="char" svg:x="0in" svg:y="0.2398in" svg:width="6.9252in" svg:height="0.5189in" draw:z-index="0"><draw:image xlink:href="Pictures/1000000100000960000000B40418335E.png" xlink:type="simple" xlink:show="embed" xlink:actuate="onLoad" draw:mime-type="image/png"/></draw:frame></text:p>
      <text:p text:style-name="P10"/>
      <text:section text:style-name="Sect1" text:name="Section1">
        <text:h text:style-name="P11" text:outline-level="1"><text:span text:style-name="T17">D</text:span><text:span text:style-name="T18">read Abbey</text:span></text:h>
        <text:p text:style-name="P12"><text:span text:style-name="T19">Dread Abbey</text:span><text:span text:style-name="T20"> is a </text:span><text:span text:style-name="T21">one-shot</text:span><text:span text:style-name="T20"> set in Vasloria, a woody, humid, and vaguely Europe-like region</text:span><text:span text:style-name="T22"> of Orden</text:span><text:span text:style-name="T20">. The </text:span><text:span text:style-name="T23">quest</text:span><text:span text:style-name="T20"> is designed for two to </text:span><text:span text:style-name="T24">six</text:span><text:span text:style-name="T20"> </text:span><text:span text:style-name="T25">2nd</text:span><text:span text:style-name="T20">-level </text:span><text:span text:style-name="T26">heroes</text:span><text:span text:style-name="T27">. </text:span><text:span text:style-name="T28">The heroes might all survive, but if a hero dies, their player will have </text:span><text:span text:style-name="T29">major</text:span><text:span text:style-name="T28"> ways to participate up to the end! </text:span></text:p>
        <text:p text:style-name="P13">This <text:span text:style-name="T30">one-shot</text:span> is designed <text:span text:style-name="T31">with certain expectations of the</text:span> heroes <text:span text:style-name="T31">that the players create:</text:span></text:p>
        <text:list xml:id="list1828434498" text:style-name="L1">
          <text:list-item>
            <text:p text:style-name="P14"><text:span text:style-name="T32">Heroes die when they are killed. N</text:span><text:span text:style-name="T33">o revenants or doomed hakaans, </text:span><text:span text:style-name="T34">sorry.</text:span></text:p>
          </text:list-item>
          <text:list-item>
            <text:p text:style-name="P15"><text:span text:style-name="T35">A</text:span> major facet of <text:span text:style-name="T35">each</text:span> character’s personality will be somewhat random, <text:span text:style-name="T35">decided by their archetype (e.g. the Fool or the Jock).</text:span></text:p>
          </text:list-item>
        </text:list>
        <text:h text:style-name="P16" text:outline-level="1">Prepping</text:h>
        <text:p text:style-name="P17">This adventure is designed to be played in a single session, taking approximately <text:span text:style-name="T36">4</text:span> hours. <text:span text:style-name="T36">Certain points of the adventure will have recommendations for staying on schedule, skipping or abbreviating content as needed.</text:span></text:p>
        <text:h text:style-name="P18" text:outline-level="3">Character Archetypes</text:h>
        <text:p text:style-name="P19">Each of the heroes embodies a different character archetype, <text:span text:style-name="T37">such as the jock, the fool, etc.</text:span><text:span text:style-name="T38"> </text:span><text:span text:style-name="T39">Each archetype grants:</text:span></text:p>
        <text:list xml:id="list195038035993449" text:continue-numbering="true" text:style-name="L1">
          <text:list-item>
            <text:p text:style-name="P20">A title</text:p>
          </text:list-item>
          <text:list-item>
            <text:p text:style-name="P21"><text:span text:style-name="T40">S</text:span>ome <text:span text:style-name="T40">role-playing </text:span>lines the hero might say, <text:span text:style-name="T40">which have mechanical consequences in this adventure</text:span></text:p>
          </text:list-item>
          <text:list-item>
            <text:p text:style-name="P21"><text:span text:style-name="T40">S</text:span>omething they can do to participate even if the hero should die</text:p>
          </text:list-item>
          <text:list-item>
            <text:p text:style-name="P21"><text:span text:style-name="T40">A r</text:span>evised title if the hero should live and continue to another adventure</text:p>
          </text:list-item>
        </text:list>
        <text:p text:style-name="P22">The players will each be given <text:span text:style-name="T41">their</text:span> archetype as they opt-in during the introduction of the party (see “Enter the Heroes”). </text:p>
        <text:p text:style-name="P23"/>
        <text:p text:style-name="P23"/>
        <text:p text:style-name="P23"><text:span text:style-name="T42">If your table has a combination of players with loud and quiet personalities, you might offer the list of archetypes ahead of time. </text:span><text:span text:style-name="T43">Maybe even j</text:span><text:span text:style-name="T42">ust the names! Then in play, after describing the archetype, when normally the players would discuss who wants to take it, you can gesture to the player who has already called dibs on the archetype. This prevents the situation where the loud players get first pick and the quiet players get the leftovers. </text:span></text:p>
        <text:h text:style-name="P24" text:outline-level="1" text:is-list-header="true">Introduction</text:h>
        <text:h text:style-name="P25" text:outline-level="3">The Job</text:h>
        <text:p text:style-name="P26"><text:span text:style-name="T44">Quoted, italicized text, especially in a box</text:span> like the following, is meant to be read aloud to the players.</text:p>
        <table:table table:name="Table1" table:style-name="Table1">
          <table:table-column table:style-name="Table1.A"/>
          <table:table-row>
            <table:table-cell table:style-name="Table1.A1" office:value-type="string">
              <text:p text:style-name="P27">“My dearest sister</text:p>
              <text:p text:style-name="P28">“I have concluded to <text:span text:style-name="T45">climb</text:span> those odd steps <text:span text:style-name="T45">on the hill</text:span> tomorrow Evening at the <text:span text:style-name="T46">seventh</text:span> bell, and open those long shut gates to the old abbey, wherein I hope to discover that this whole business is nothing more than a rumor, or if not, then to end it rightly. <text:span text:style-name="T47">In judging</text:span> me fool-hearted <text:span text:style-name="T47">you have good company with the abbott and my fellow clergymen, but you are proven the lot of you wrong</text:span>, for I have employed a set of proper adventurers, far and well-known from my understanding, and you may indeed know a tale or two of their exploits. With such heroes <text:span text:style-name="T48">at</text:span> my side, I can hardly be in any danger even if I tried. Should I curse the Black Brothers at their own front step in front of all the world and the Hells beneath, I would <text:span text:style-name="T49">worry</text:span> not.</text:p>
              <text:p text:style-name="P27">“I look ever forward to <text:span text:style-name="T50">attending </text:span>your wedding and I wish you and curly-haired gentleman whose name you <text:span text:style-name="T51">have</text:span> rudely not reveal<text:span text:style-name="T51">ed</text:span> to me a happy hallowed eve. <text:span text:style-name="T52">Peace of St. Gaed upon you both.</text:span></text:p>
              <text:p text:style-name="P27">“Yours eternally,</text:p>
              <text:p text:style-name="P29">“Berty”</text:p>
            </table:table-cell>
          </table:table-row>
        </table:table>
        <text:p text:style-name="Standard"/>
        <text:p text:style-name="Standard"/>
        <text:list xml:id="list195039033253447" text:continue-numbering="true" text:style-name="L1">
          <text:list-item>
            <text:p text:style-name="P30"><text:soft-page-break/>“<text:span text:style-name="T53">Bertrand, as he is known to everyone else, is</text:span><text:span text:style-name="T54"> a young priest in </text:span><text:span text:style-name="T55">the quiet town of</text:span><text:span text:style-name="T56"> </text:span><text:span text:style-name="T54">St. Gaed.</text:span><text:span text:style-name="T57">”</text:span></text:p>
          </text:list-item>
          <text:list-item>
            <text:p text:style-name="P31">“He’s hired your party as bodyguards while he investigates and sanctifies the old, <text:span text:style-name="T58">abandoned</text:span> abbey on the hill <text:span text:style-name="T59">just </text:span><text:span text:style-name="T60">outside of town</text:span>.”</text:p>
          </text:list-item>
          <text:list-item>
            <text:p text:style-name="P30">“<text:span text:style-name="T53">Let’s take a look at Berty and his bodyguards now as they make their way up the hill to the abbey. </text:span><text:span text:style-name="T61">I’ll describe </text:span><text:span text:style-name="T62">each</text:span><text:span text:style-name="T61"> of the </text:span><text:span text:style-name="T62">bodyguards</text:span><text:span text:style-name="T61"> and I’d like </text:span><text:span text:style-name="T63">you</text:span><text:span text:style-name="T61"> to call out if it sounds like you</text:span><text:span text:style-name="T62">r hero</text:span><text:span text:style-name="T61">.</text:span><text:span text:style-name="T53">”</text:span></text:p>
          </text:list-item>
        </text:list>
        <text:p text:style-name="P32">Bertrand is a size 1M <text:span text:style-name="T64">noncombatant</text:span>. He has 8 Stamina. <text:span text:style-name="T65">If and when Bertrand dies, go to “Part </text:span><text:span text:style-name="T66">3</text:span><text:span text:style-name="T65">: Bertrand’s Death.”</text:span></text:p>
        <table:table table:name="Table2" table:style-name="Table2">
          <table:table-column table:style-name="Table2.A"/>
          <table:table-row>
            <table:table-cell table:style-name="Table2.A1" office:value-type="string">
              <text:p text:style-name="P33"><text:span text:style-name="T67">As a free maneuver or a</text:span><text:span text:style-name="T68">s a free triggered action to Bertrand taking damage, </text:span><text:span text:style-name="T67">the h</text:span>eroes can <text:span text:style-name="T69">spend</text:span> <text:span text:style-name="T68">2 </text:span>Hero Tokens to heal Bertrand to full <text:span text:style-name="T70">Stamina</text:span><text:span text:style-name="T68">.</text:span></text:p>
            </table:table-cell>
          </table:table-row>
        </table:table>
        <text:h text:style-name="P34" text:outline-level="1">Enter the Heroes</text:h>
        <text:p text:style-name="P35">Each of the bodyguards are described and the players choose among themselves who takes on each archetype. Once all players have an archetype, skip the remaining archetypes and continue to “Part 1: <text:span text:style-name="T71">The </text:span><text:span text:style-name="T66">Harbinger</text:span>.”</text:p>
        <text:p text:style-name="P36">The archetypes can be introduced in any order. Feel free to read them in <text:span text:style-name="T72">the </text:span>order <text:span text:style-name="T72">presented </text:span>or <text:span text:style-name="T73">all</text:span> mixed up!</text:p>
        <text:p text:style-name="P37">When a player is given their handout, ask them to introduce their character.</text:p>
        <text:h text:style-name="P38" text:outline-level="3">Archetype 1: The Jock</text:h>
        <text:list xml:id="list195037757660439" text:continue-numbering="true" text:style-name="L1">
          <text:list-item>
            <text:p text:style-name="P39">“<text:span text:style-name="T74">One hero adjusts their equipment and throws a </text:span><text:span text:style-name="T75">careless</text:span><text:span text:style-name="T74"> wink and a pearly white smile at Bertrand</text:span><text:span text:style-name="T61">. </text:span><text:span text:style-name="T74">The hero offers a helping hand and th</text:span><text:span text:style-name="T76">eir forearm</text:span><text:span text:style-name="T74"> muscles </text:span><text:span text:style-name="T77">ripple and</text:span><text:span text:style-name="T74"> </text:span><text:span text:style-name="T78">shimmer</text:span><text:span text:style-name="T74"> </text:span><text:span text:style-name="T78">with the setting sun</text:span><text:span text:style-name="T74">.</text:span><text:span text:style-name="T53">”</text:span></text:p>
          </text:list-item>
        </text:list>
        <text:p text:style-name="P40"><text:span text:style-name="T79">Ask the players who thinks this is their hero. Give that player the</text:span><text:span text:style-name="T80">ir</text:span><text:span text:style-name="T79"> archetype handout, “The Jock.”</text:span></text:p>
        <text:h text:style-name="Heading_20_3" text:outline-level="3"><text:span text:style-name="T81">Archetype </text:span><text:span text:style-name="T82">2</text:span><text:span text:style-name="T81">: The </text:span><text:span text:style-name="T83">Idol</text:span></text:h>
        <text:list xml:id="list195037522911515" text:continue-numbering="true" text:style-name="L1">
          <text:list-item>
            <text:p text:style-name="P41">“<text:span text:style-name="T74">One hero </text:span><text:span text:style-name="T84">adjusts their equipment and throws a </text:span><text:span text:style-name="T85">careless</text:span><text:span text:style-name="T84"> wink and a pearly white smile at Bertrand</text:span><text:span text:style-name="T86">. </text:span><text:span text:style-name="T84">The hero offers a helping hand and th</text:span><text:span text:style-name="T87">eir forearm</text:span><text:span text:style-name="T84"> muscles </text:span><text:span text:style-name="T88">ripple and</text:span><text:span text:style-name="T84"> </text:span><text:span text:style-name="T89">shimmer</text:span><text:span text:style-name="T84"> </text:span><text:span text:style-name="T89">with the setting sun</text:span><text:span text:style-name="T84">.</text:span><text:span text:style-name="T53">”</text:span></text:p>
          </text:list-item>
        </text:list>
        <text:p text:style-name="P42">Ask the players who thinks this is their hero. Give that player the<text:span text:style-name="T90">ir</text:span> archetype handout, “The <text:span text:style-name="T83">Idol</text:span>.”</text:p>
        <text:h text:style-name="P43" text:outline-level="3">Archetype <text:span text:style-name="T91">3</text:span>: The <text:span text:style-name="T82">Fool</text:span></text:h>
        <text:list xml:id="list195038299738776" text:continue-numbering="true" text:style-name="L1">
          <text:list-item>
            <text:p text:style-name="P44">“<text:span text:style-name="T74">One hero </text:span><text:span text:style-name="T84">adjusts their equipment and throws a </text:span><text:span text:style-name="T85">careless</text:span><text:span text:style-name="T84"> wink and a pearly white smile at Bertrand</text:span><text:span text:style-name="T86">. </text:span><text:span text:style-name="T84">The hero offers a helping hand and th</text:span><text:span text:style-name="T87">eir forearm</text:span><text:span text:style-name="T84"> muscles </text:span><text:span text:style-name="T88">ripple and</text:span><text:span text:style-name="T84"> </text:span><text:span text:style-name="T89">shimmer</text:span><text:span text:style-name="T84"> </text:span><text:span text:style-name="T89">with the setting sun</text:span><text:span text:style-name="T84">.</text:span><text:span text:style-name="T53">”</text:span></text:p>
          </text:list-item>
        </text:list>
        <text:p text:style-name="P45">Ask the players who thinks this is their hero. Give that player the<text:span text:style-name="T90">ir</text:span> archetype handout, “The <text:span text:style-name="T92">Fool</text:span>.”</text:p>
        <text:h text:style-name="P43" text:outline-level="3">Archetype <text:span text:style-name="T91">4</text:span>: The <text:span text:style-name="T82">Nerd</text:span></text:h>
        <text:list xml:id="list195037704044024" text:continue-numbering="true" text:style-name="L1">
          <text:list-item>
            <text:p text:style-name="P44">“<text:span text:style-name="T74">One hero </text:span><text:span text:style-name="T84">adjusts their equipment and throws a </text:span><text:span text:style-name="T85">careless</text:span><text:span text:style-name="T84"> wink and a pearly white smile at Bertrand</text:span><text:span text:style-name="T86">. </text:span><text:span text:style-name="T84">The hero offers a helping hand and th</text:span><text:span text:style-name="T87">eir forearm</text:span><text:span text:style-name="T84"> muscles </text:span><text:span text:style-name="T88">ripple and</text:span><text:span text:style-name="T84"> </text:span><text:span text:style-name="T89">shimmer</text:span><text:span text:style-name="T84"> </text:span><text:span text:style-name="T89">with the setting sun</text:span><text:span text:style-name="T84">.</text:span><text:span text:style-name="T53">”</text:span></text:p>
          </text:list-item>
        </text:list>
        <text:p text:style-name="P45">Ask the players who thinks this is their hero. Give that player the<text:span text:style-name="T90">ir</text:span> archetype handout, “The <text:span text:style-name="T92">Ned</text:span>.”</text:p>
        <text:h text:style-name="P43" text:outline-level="3">Archetype <text:span text:style-name="T91">5</text:span>: The <text:span text:style-name="T82">Professional</text:span></text:h>
        <text:list xml:id="list195038113994774" text:continue-numbering="true" text:style-name="L1">
          <text:list-item>
            <text:p text:style-name="P44">“<text:span text:style-name="T74">One hero </text:span><text:span text:style-name="T84">adjusts their equipment and throws a </text:span><text:span text:style-name="T85">careless</text:span><text:span text:style-name="T84"> wink and a pearly white smile at Bertrand</text:span><text:span text:style-name="T86">. </text:span><text:span text:style-name="T84">The hero offers a helping hand and th</text:span><text:span text:style-name="T87">eir forearm</text:span><text:span text:style-name="T84"> muscles </text:span><text:span text:style-name="T88">ripple and</text:span><text:span text:style-name="T84"> </text:span><text:span text:style-name="T89">shimmer</text:span><text:span text:style-name="T84"> </text:span><text:span text:style-name="T89">with the setting sun</text:span><text:span text:style-name="T84">.</text:span><text:span text:style-name="T53">”</text:span></text:p>
          </text:list-item>
        </text:list>
        <text:p text:style-name="P45">Ask the players who thinks this is their hero. Give that player the<text:span text:style-name="T90">ir</text:span> archetype handout, “The <text:span text:style-name="T92">Professional</text:span>.”</text:p>
        <text:h text:style-name="P43" text:outline-level="3">Archetype <text:span text:style-name="T91">6</text:span>: The <text:span text:style-name="T82">Believer</text:span></text:h>
        <text:list xml:id="list195037796094140" text:continue-numbering="true" text:style-name="L1">
          <text:list-item>
            <text:p text:style-name="P44">“<text:span text:style-name="T74">One hero </text:span><text:span text:style-name="T84">adjusts their equipment and throws a </text:span><text:span text:style-name="T85">careless</text:span><text:span text:style-name="T84"> wink and a pearly white smile at Bertrand</text:span><text:span text:style-name="T86">. </text:span><text:span text:style-name="T84">The hero offers a helping hand and th</text:span><text:span text:style-name="T87">eir forearm</text:span><text:span text:style-name="T84"> muscles </text:span><text:span text:style-name="T88">ripple and</text:span><text:span text:style-name="T84"> </text:span><text:span text:style-name="T89">shimmer</text:span><text:span text:style-name="T84"> </text:span><text:span text:style-name="T89">with the setting sun</text:span><text:span text:style-name="T84">.</text:span><text:span text:style-name="T53">”</text:span></text:p>
          </text:list-item>
        </text:list>
        <text:p text:style-name="P46"><text:span text:style-name="T79">Ask the players who thinks this is their hero. Give that player the</text:span><text:span text:style-name="T80">ir</text:span><text:span text:style-name="T79"> archetype handout, “The </text:span><text:span text:style-name="T93">Believer</text:span><text:span text:style-name="T79">.”</text:span></text:p>
        <text:h text:style-name="P47" text:outline-level="3">Group Test</text:h>
        <text:list text:continue-numbering="true" text:style-name="L1">
          <text:list-item>
            <text:p text:style-name="P48">“<text:span text:style-name="T94">Bertrand takes your hand but stumbles on a step and loses his grip. He’s falling backwards towards a sharp rock just off the path!”</text:span></text:p>
          </text:list-item>
        </text:list>
        <text:p text:style-name="P49">The hero can make a<text:span text:style-name="T95">n</text:span> Agility or Might test.</text:p>
        <text:p text:style-name="P50"><text:span text:style-name="T94">Grab </text:span><text:span text:style-name="T96">Bertrand</text:span>: <text:span text:style-name="T97">Agility or </text:span><text:span text:style-name="T98">Might</text:span><text:span text:style-name="T99"> Test</text:span></text:p>
        <table:table table:name="Table10" table:style-name="Table10">
          <table:table-column table:style-name="Table10.A"/>
          <table:table-column table:style-name="Table10.B"/>
          <table:table-row>
            <table:table-cell table:style-name="Table10.A1" office:value-type="string">
              <text:p text:style-name="P51">11-</text:p>
            </table:table-cell>
            <table:table-cell table:style-name="Table10.B1" office:value-type="string">
              <text:p text:style-name="P52">Bertrand falls backwards onto a sharp rock, <text:soft-page-break/>taking <text:span text:style-name="T100">5</text:span> damage.</text:p>
            </table:table-cell>
          </table:table-row>
          <table:table-row>
            <table:table-cell table:style-name="Table10.A2" office:value-type="string">
              <text:p text:style-name="P51">12-16</text:p>
            </table:table-cell>
            <table:table-cell table:style-name="Table10.B2" office:value-type="string">
              <text:p text:style-name="P53">You manage to barely catch Bertrand, who twists his ankle, taking <text:span text:style-name="T101">1</text:span> damage.</text:p>
            </table:table-cell>
          </table:table-row>
          <table:table-row>
            <table:table-cell table:style-name="Table10.A2" office:value-type="string">
              <text:p text:style-name="P51">17+</text:p>
            </table:table-cell>
            <table:table-cell table:style-name="Table10.B2" office:value-type="string">
              <text:p text:style-name="P53">You easily grab Bertrand and pull him back to safety. The party gains one Hero Token.</text:p>
            </table:table-cell>
          </table:table-row>
        </table:table>
        <text:p text:style-name="P54"/>
        <text:h text:style-name="P55" text:outline-level="1">Part 1: The <text:span text:style-name="T102">Harbinger</text:span></text:h>
        <text:p text:style-name="P56">Negotiation! <text:span text:style-name="T103">Harbin has the key to the gate.</text:span></text:p>
        <table:table table:name="Table3" table:style-name="Table3">
          <table:table-column table:style-name="Table3.A"/>
          <table:table-row>
            <table:table-cell table:style-name="Table3.A1" office:value-type="string">
              <text:h text:style-name="P57" text:outline-level="4">Old Man Harbin</text:h>
              <text:p text:style-name="P58">Native Language <text:span text:style-name="T42">Vaslorian</text:span></text:p>
              <text:p text:style-name="P59"><text:span text:style-name="T104">Interest</text:span><text:span text:style-name="T105"> </text:span><text:span text:style-name="T104">1 </text:span>◆ <text:span text:style-name="T106">Patience </text:span><text:span text:style-name="T107">3</text:span><text:span text:style-name="T106"> ◆ Impression 2</text:span></text:p>
              <text:h text:style-name="P60" text:outline-level="5">Motivations</text:h>
              <text:list xml:id="list2499449773" text:style-name="L2">
                <text:list-item>
                  <text:p text:style-name="P61"><text:span text:style-name="T108">Higher Authority</text:span><text:span text:style-name="T64">:</text:span><text:span text:style-name="T42"> </text:span><text:span text:style-name="T109">Harbin is the last remaining monk of the old abbey in St. Gaed, and he still prays daily to his patron. If the heroes explain they intend to clean out the abbey of evil and make it operational again, they appeal to this motivation.</text:span></text:p>
                </text:list-item>
                <text:list-item>
                  <text:p text:style-name="P62"><text:span text:style-name="T108">Greed</text:span><text:span text:style-name="T64">:</text:span><text:span text:style-name="T42"> </text:span><text:span text:style-name="T110">Harbin is a complex and flawed man, once a pious monk, but now bathing in all kinds of sin, especially greed. He loves to collect wealth for no reason other than to have it. The heroes can pay him or make a deal to appeal to this motivation.</text:span></text:p>
                </text:list-item>
              </text:list>
              <text:h text:style-name="P60" text:outline-level="5">Pitfalls</text:h>
              <text:list text:continue-numbering="true" text:style-name="L2">
                <text:list-item>
                  <text:p text:style-name="P62"><text:span text:style-name="T108">Benevolence</text:span><text:span text:style-name="T64">:</text:span><text:span text:style-name="T42"> </text:span><text:span text:style-name="T111">Harbin saw his closest friend try to help another monk escape when evil consumed the halls and his friend died horribly as a result. He won’t make the same mistake, and suggesting that he should invokes this pitfall.</text:span></text:p>
                </text:list-item>
                <text:list-item>
                  <text:p text:style-name="P62"><text:span text:style-name="T108">Revelry</text:span><text:span text:style-name="T64">:</text:span><text:span text:style-name="T42"> </text:span><text:span text:style-name="T112">Harbin may be flawed, but he still tries to follow many of the monastic order’s traditions, in his own way. His most essential belief is self-discipline. He eschews all kinds of indulgence and fun. </text:span><text:span text:style-name="T113">Offering it to his invokes this pitfall.</text:span></text:p>
                </text:list-item>
              </text:list>
            </table:table-cell>
          </table:table-row>
        </table:table>
        <text:p text:style-name="Text_20_body"/>
        <text:p text:style-name="P63">As the heroes make arguments to Old Man Harbin, he responds based on his interest:</text:p>
        <text:list text:continue-numbering="true" text:style-name="L2">
          <text:list-item>
            <text:p text:style-name="P64"><text:span text:style-name="T114">Interest 5</text:span><text:span text:style-name="T64">:</text:span><text:span text:style-name="T42"> </text:span><text:span text:style-name="T111">Harbin </text:span></text:p>
          </text:list-item>
          <text:list-item>
            <text:p text:style-name="P64"><text:span text:style-name="T114">Interest 4</text:span><text:span text:style-name="T64">:</text:span><text:span text:style-name="T42"> </text:span><text:span text:style-name="T109">asdf</text:span></text:p>
          </text:list-item>
          <text:list-item>
            <text:p text:style-name="P65"><text:span text:style-name="T114">Interest </text:span><text:span text:style-name="T115">3</text:span><text:span text:style-name="T64">:</text:span><text:span text:style-name="T42"> </text:span><text:span text:style-name="T111">Harbin </text:span></text:p>
          </text:list-item>
          <text:list-item>
            <text:p text:style-name="P65"><text:span text:style-name="T114">Interest </text:span><text:span text:style-name="T115">2</text:span><text:span text:style-name="T64">:</text:span> asdf</text:p>
          </text:list-item>
          <text:list-item>
            <text:p text:style-name="P65"><text:span text:style-name="T114">Interest </text:span><text:span text:style-name="T115">1</text:span><text:span text:style-name="T64">:</text:span><text:span text:style-name="T42"> </text:span><text:span text:style-name="T111">Harbin </text:span></text:p>
          </text:list-item>
          <text:list-item>
            <text:p text:style-name="P65"><text:span text:style-name="T114">Interest </text:span><text:span text:style-name="T115">0</text:span><text:span text:style-name="T64">:</text:span> asdf</text:p>
          </text:list-item>
        </text:list>
        <text:p text:style-name="P63"/>
        <text:h text:style-name="P66" text:outline-level="1">Part <text:span text:style-name="T116">2</text:span>: The <text:span text:style-name="T116">Abbey</text:span></text:h>
        <text:p text:style-name="P67">Montage test!</text:p>
        <text:h text:style-name="P68" text:outline-level="3">Sanctify the Abbey</text:h>
        <text:p text:style-name="P69">Hive husks flood out of the drained tower. Dozens, then hundreds, maybe thousands of corpses stumble out of the structure, buzzing as a choir and seeking any and all threats to the colony – threats like the heroes!</text:p>
        <text:p text:style-name="P70"><text:span text:style-name="T117">The heroes must escape the tide of undead and navigate the swamp to get far enough away from the hive and return to safety. </text:span><text:span text:style-name="T79">The </text:span><text:span text:style-name="T118">Sanctify the Abbey</text:span><text:span text:style-name="T79"> T</text:span>est Difficulty table shows this montage test’s success and failure limit based on the number of heroes in the test.</text:p>
        <table:table table:name="Table4" table:style-name="Table4">
          <table:table-column table:style-name="Table4.A"/>
          <table:table-column table:style-name="Table4.B"/>
          <table:table-column table:style-name="Table4.C"/>
          <table:table-row>
            <table:table-cell table:style-name="Table4.A1" office:value-type="string">
              <text:p text:style-name="P71">Heroes</text:p>
            </table:table-cell>
            <table:table-cell table:style-name="Table4.A1" office:value-type="string">
              <text:p text:style-name="P71">Success Limit</text:p>
            </table:table-cell>
            <table:table-cell table:style-name="Table4.C1" office:value-type="string">
              <text:p text:style-name="P71">Failure Limit</text:p>
            </table:table-cell>
          </table:table-row>
          <table:table-row>
            <table:table-cell table:style-name="Table4.A2" office:value-type="string">
              <text:p text:style-name="P71">3</text:p>
            </table:table-cell>
            <table:table-cell table:style-name="Table4.A2" office:value-type="string">
              <text:p text:style-name="P71">4</text:p>
            </table:table-cell>
            <table:table-cell table:style-name="Table4.C2" office:value-type="string">
              <text:p text:style-name="P71">3</text:p>
            </table:table-cell>
          </table:table-row>
          <table:table-row>
            <table:table-cell table:style-name="Table4.A2" office:value-type="string">
              <text:p text:style-name="P71">4</text:p>
            </table:table-cell>
            <table:table-cell table:style-name="Table4.A2" office:value-type="string">
              <text:p text:style-name="P71">5</text:p>
            </table:table-cell>
            <table:table-cell table:style-name="Table4.C2" office:value-type="string">
              <text:p text:style-name="P71">3</text:p>
            </table:table-cell>
          </table:table-row>
          <table:table-row>
            <table:table-cell table:style-name="Table4.A2" office:value-type="string">
              <text:p text:style-name="P71">5</text:p>
            </table:table-cell>
            <table:table-cell table:style-name="Table4.A2" office:value-type="string">
              <text:p text:style-name="P71">5</text:p>
            </table:table-cell>
            <table:table-cell table:style-name="Table4.C2" office:value-type="string">
              <text:p text:style-name="P71">4</text:p>
            </table:table-cell>
          </table:table-row>
          <table:table-row>
            <table:table-cell table:style-name="Table4.A2" office:value-type="string">
              <text:p text:style-name="P71">6</text:p>
            </table:table-cell>
            <table:table-cell table:style-name="Table4.A2" office:value-type="string">
              <text:p text:style-name="P71">6</text:p>
            </table:table-cell>
            <table:table-cell table:style-name="Table4.C2" office:value-type="string">
              <text:p text:style-name="P71">4</text:p>
            </table:table-cell>
          </table:table-row>
        </table:table>
        <text:p text:style-name="P72"/>
        <text:p text:style-name="P73">When this montage test begins, provide the following information:</text:p>
        <text:list text:style-name="L3">
          <text:list-item>
            <text:p text:style-name="P74">“<text:span text:style-name="T119">Corpses of humans, polders, and boggits in various states of decomposition lurch after you surrounded by a cloud of flies, buzzing like a thunderstorm.”</text:span></text:p>
          </text:list-item>
          <text:list-item>
            <text:p text:style-name="P74">“<text:span text:style-name="T119">In every direction from the </text:span><text:span text:style-name="T120">lake</text:span><text:span text:style-name="T119"> with the tower is terrain both swampy and treacherous. </text:span><text:span text:style-name="T121">Running through such ground would be dangerous alone, let alone with a horde of undead hot on your trail.</text:span><text:span text:style-name="T119">”</text:span></text:p>
          </text:list-item>
        </text:list>
        <text:p text:style-name="P75">Montage Challenges</text:p>
        <text:p text:style-name="P76">The following challenges can be part of the montage test:</text:p>
        <text:list text:continue-numbering="true" text:style-name="L3">
          <text:list-item>
            <text:p text:style-name="P77"><text:span text:style-name="T122">Avoid or Trick</text:span><text:span text:style-name="T123"> Boggit Patrols </text:span><text:span text:style-name="T124">(x2)</text:span><text:span text:style-name="T123">:</text:span><text:span text:style-name="T125"> </text:span><text:span text:style-name="T126">Staying out of sight or at least avoiding suspicion is essential for escape</text:span><text:span text:style-name="T127">. </text:span><text:span text:style-name="T128">Suggested </text:span><text:span text:style-name="T129">Characteristics</text:span><text:span text:style-name="T128">: </text:span><text:span text:style-name="T127">Agility</text:span><text:span text:style-name="T129">, </text:span><text:span text:style-name="T127">Intuition</text:span><text:span text:style-name="T129">.</text:span><text:span text:style-name="T125"> </text:span><text:span text:style-name="T128">Suggested Skills: </text:span><text:span text:style-name="T130">Sneak, </text:span><text:span text:style-name="T127">Escape Artist</text:span><text:span text:style-name="T130">, </text:span><text:span text:style-name="T127">Lead, </text:span><text:span text:style-name="T131">Read Person</text:span><text:span text:style-name="T130">. </text:span><text:span text:style-name="T125">Special: This obstacle can be overcome twice during the montage.</text:span></text:p>
          </text:list-item>
          <text:list-item>
            <text:p text:style-name="P78"><text:span text:style-name="T122">Avoid or Trick</text:span><text:span text:style-name="T64"> Boggit Patrols </text:span><text:span text:style-name="T124">(x2)</text:span><text:span text:style-name="T64">:</text:span> <text:span text:style-name="T126">Staying out of sight or at least avoiding suspicion is essential for escape</text:span><text:span text:style-name="T127">. </text:span><text:span text:style-name="T128">Suggested </text:span><text:span text:style-name="T129">Characteristics</text:span><text:span text:style-name="T128">: </text:span><text:span text:style-name="T132">Agility</text:span><text:span text:style-name="T129">, </text:span><text:span text:style-name="T132">Intuition</text:span><text:span text:style-name="T129">.</text:span><text:span text:style-name="T133"> </text:span><text:span text:style-name="T128">Suggested Skills: </text:span><text:span text:style-name="T134">Sneak, </text:span><text:span text:style-name="T132">Escape Artist</text:span><text:span text:style-name="T134">, </text:span><text:span text:style-name="T132">Lead, </text:span><text:span text:style-name="T135">Read Person</text:span><text:span text:style-name="T134">. </text:span><text:span text:style-name="T133">Special: This obstacle can be overcome twice during the montage.</text:span></text:p>
          </text:list-item>
          <text:list-item>
            <text:p text:style-name="P79"><text:span text:style-name="T136">Pass Through Thorn</text:span><text:span text:style-name="T137">y</text:span><text:span text:style-name="T136"> and Poisonous Brush:</text:span><text:span text:style-name="T117"> </text:span><text:span text:style-name="T138">The foliage can be trampled or cut or avoided altogether. </text:span><text:span text:style-name="T139">Suggested </text:span><text:span text:style-name="T140">Characteristics</text:span><text:span text:style-name="T139">: </text:span><text:span text:style-name="T141">Might</text:span><text:span text:style-name="T140">, </text:span><text:span text:style-name="T141">Reason</text:span><text:span text:style-name="T140">.</text:span><text:span text:style-name="T142"> </text:span><text:span text:style-name="T139">Suggested Skills: </text:span><text:span text:style-name="T141">Endurance</text:span><text:span text:style-name="T143">, </text:span><text:span text:style-name="T141">Jump</text:span><text:span text:style-name="T143">, </text:span><text:span text:style-name="T144">Lead, </text:span><text:span text:style-name="T141">Nature, </text:span><text:span text:style-name="T145">Heal</text:span><text:span text:style-name="T143">.</text:span></text:p>
          </text:list-item>
        </text:list>
        <text:p text:style-name="P80">Montage Test Outcomes</text:p>
        <text:p text:style-name="P81">One of the following outcomes ends the montage test:</text:p>
        <text:list text:continue-numbering="true" text:style-name="L3">
          <text:list-item>
            <text:p text:style-name="P82"><text:span text:style-name="T146">Total Success</text:span>: <text:span text:style-name="T147">Earn 1 Victory. </text:span><text:span text:style-name="T148">The heroes </text:span></text:p>
          </text:list-item>
          <text:list-item>
            <text:p text:style-name="P82"><text:span text:style-name="T146">Partial Success</text:span>:<text:span text:style-name="T42"> </text:span><text:span text:style-name="T147">Earn 1 Victory. </text:span><text:span text:style-name="T148">The heroes </text:span></text:p>
          </text:list-item>
          <text:list-item>
            <text:p text:style-name="P82"><text:span text:style-name="T146">Total Failure</text:span>:<text:span text:style-name="T42"> </text:span><text:span text:style-name="T149">Bertrund dies and the heroes are teleported to different parts of the abbey before the combat begins.</text:span></text:p>
          </text:list-item>
        </text:list>
        <text:p text:style-name="P67"/>
        <text:h text:style-name="P66" text:outline-level="1">Part <text:span text:style-name="T116">3</text:span>: <text:span text:style-name="T116">Bertrund’s Death</text:span></text:h>
        <text:p text:style-name="P83"><text:span text:style-name="T64">Secret:</text:span> The gloom dragon Zartiliofax has made the abbey its home long ago. Illusory magic suffuses the abbey with shadowy malevolence, <text:span text:style-name="T150">effecting the battle. </text:span><text:span text:style-name="T151">While the cause of these effects (the dragon) is a secret for now, the effects themselves are not secret!</text:span></text:p>
        <table:table table:name="Table5" table:style-name="Table5">
          <table:table-column table:style-name="Table5.A"/>
          <table:table-row>
            <table:table-cell table:style-name="Table5.A1" office:value-type="string">
              <text:list text:style-name="L4">
                <text:list-item>
                  <text:p text:style-name="P84">Each creature on the encounter map* takes a -2 penalty to saving throws made to end the frightened condition. </text:p>
                </text:list-item>
                <text:list-item>
                  <text:p text:style-name="P84">Whenever a frightened enemy on the encounter map takes damage, they take an extra 3 psychic damage.</text:p>
                </text:list-item>
              </text:list>
            </table:table-cell>
          </table:table-row>
        </table:table>
        <text:p text:style-name="P85">*<text:span text:style-name="T152">creatures </text:span><text:span text:style-name="T153">other than Zartiliofax</text:span></text:p>
        <text:p text:style-name="P86"/>
        <text:p text:style-name="P87">fight undead!</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0.5pt" fo:font-weight="normal" officeooo:rsid="0af5c21a" style:font-size-asian="10.5pt" style:font-weight-asian="normal" style:font-size-complex="10.5pt" style:font-weight-complex="normal"/>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start" style:justify-single-word="false"/>
      <style:text-properties style:use-window-font-color="true" loext:opacity="0%" style:font-name="Caudex" fo:font-family="Caudex" style:font-family-generic="roman" style:font-pitch="variable" fo:font-size="22pt" style:text-underline-style="solid" style:text-underline-width="auto" style:text-underline-color="font-color" fo:font-weight="bold" officeooo:rsid="001b50a5" style:font-size-asian="22pt" style:font-weight-asian="bold" style:font-size-complex="22pt"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chapter">
      <style:paragraph-properties fo:margin-top="0.1083in" fo:margin-bottom="0.0846in" style:contextual-spacing="false"/>
      <style:text-properties style:use-window-font-color="true" loext:opacity="0%" style:font-name="Caudex" fo:font-family="Caudex" style:font-family-generic="roman" style:font-pitch="variable" fo:font-size="20pt" style:text-underline-style="none" fo:font-weight="bold" officeooo:rsid="02c4d157"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chapter">
      <style:paragraph-properties fo:margin-top="0in" fo:margin-bottom="0.0846in" style:contextual-spacing="false"/>
      <style:text-properties style:use-window-font-color="true" loext:opacity="0%" style:font-name="Helvetica" fo:font-family="Helvetica" style:font-family-generic="swiss" style:font-pitch="variable" fo:font-size="14.1000003814697pt" fo:font-weight="bold" officeooo:rsid="07df155e" style:font-size-asian="14.1000003814697pt" style:font-weight-asian="bold" style:font-size-complex="14.1000003814697pt" style:font-weight-complex="bold"/>
    </style:style>
    <style:style style:name="Heading_20_4" style:display-name="Heading 4" style:family="paragraph" style:parent-style-name="Heading" style:next-style-name="Text_20_body" style:default-outline-level="4" style:class="chapter">
      <style:paragraph-properties fo:margin-top="0in" fo:margin-bottom="0.0846in" style:contextual-spacing="false"/>
      <style:text-properties style:use-window-font-color="true" loext:opacity="0%" style:font-name="Helvetica" fo:font-family="Helvetica" style:font-family-generic="swiss" style:font-pitch="variable" fo:font-size="95%" fo:font-style="italic" fo:font-weight="bold" officeooo:rsid="086e734a"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ext_20_body">
      <style:paragraph-properties fo:margin-top="0in" fo:margin-bottom="0in" style:contextual-spacing="false" fo:text-align="start" style:justify-single-word="false"/>
      <style:text-properties style:font-name="Liberation Serif" fo:font-family="'Liberation Serif'" style:font-family-generic="roman" style:font-pitch="variable" fo:font-size="11pt" fo:font-style="normal" fo:font-weight="normal" officeooo:rsid="004f8cbc" style:font-size-asian="11pt" style:font-style-asian="normal" style:font-weight-asian="normal"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Read-Out" style:display-name="Table Read-Out" style:family="paragraph" style:parent-style-name="Text_20_body">
      <style:paragraph-properties fo:margin-top="0.1in" fo:margin-bottom="0.1in" style:contextual-spacing="false"/>
      <style:text-properties style:use-window-font-color="true" loext:opacity="0%" style:font-name="Liberation Serif" fo:font-family="'Liberation Serif'" style:font-family-generic="roman" style:font-pitch="variable" fo:font-size="10.5pt" fo:font-style="italic" fo:font-weight="normal" officeooo:rsid="1888ca44" style:font-size-asian="10.5pt" style:font-style-asian="italic" style:font-weight-asian="normal" style:font-size-complex="10.5pt" style:font-style-complex="italic" style:font-weight-complex="normal"/>
    </style:style>
    <style:style style:name="Table_20_Bullet_20_Header" style:display-name="Table Bullet Header" style:family="paragraph" style:parent-style-name="Heading_20_4" style:default-outline-level="" style:list-style-name="">
      <style:text-properties style:use-window-font-color="true" loext:opacity="0%" fo:font-size="12pt" style:font-size-asian="12pt" style:font-size-complex="12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est_20_Header" style:display-name="Test Header" style:family="paragraph" style:parent-style-name="Standard">
      <style:text-properties fo:font-size="10.5pt" fo:font-weight="bold" style:font-size-asian="10.5pt" style:font-weight-asian="bold" style:font-size-complex="10.5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list-style-name="">
      <style:paragraph-properties fo:text-align="start" style:justify-single-word="false"/>
      <style:text-properties officeooo:paragraph-rsid="1873336d"/>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P3" style:family="paragraph" style:parent-style-name="Text_20_body" style:list-style-name="">
      <style:paragraph-properties fo:text-align="center" style:justify-single-word="false" fo:break-before="pag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804b689" style:font-style-asian="italic" style:font-style-complex="italic"/>
    </style:style>
    <style:style style:name="MT2" style:family="text">
      <style:text-properties fo:color="#ff0000" loext:opacity="100%" style:font-name="Liberation Serif" fo:font-style="italic" officeooo:rsid="0804b689" style:font-style-asian="italic" style:font-style-complex="italic"/>
    </style:style>
    <style:style style:name="MT3" style:family="text">
      <style:text-properties style:use-window-font-color="true" loext:opacity="0%" style:font-name="Liberation Serif" fo:font-size="10.5pt" fo:font-style="italic" fo:font-weight="normal" officeooo:rsid="19fb1bc3" style:font-name-asian="Microsoft YaHei" style:font-size-asian="10.5pt" style:font-style-asian="italic" style:font-weight-asian="normal" style:font-name-complex="Lucida Sans" style:font-size-complex="10.5pt" style:font-style-complex="italic" style:font-weight-complex="normal"/>
    </style:style>
    <style:style style:name="MT4" style:family="text">
      <style:text-properties style:use-window-font-color="true" loext:opacity="0%" style:font-name="Liberation Serif" fo:font-style="italic" officeooo:rsid="02537e4e" style:font-style-asian="italic" style:font-style-complex="italic"/>
    </style:style>
    <style:style style:name="MT5" style:family="text">
      <style:text-properties style:use-window-font-color="true" loext:opacity="0%" style:font-name="Liberation Serif" fo:font-style="italic" officeooo:rsid="007ab4b2" style:font-style-asian="italic" style:font-style-complex="italic"/>
    </style:style>
    <style:style style:name="MT6" style:family="text">
      <style:text-properties style:use-window-font-color="true" loext:opacity="0%" style:font-name="Liberation Serif" fo:font-style="italic" officeooo:rsid="065d7828" style:font-style-asian="italic" style:font-style-complex="italic"/>
    </style:style>
    <style:style style:name="MT7" style:family="text">
      <style:text-properties style:use-window-font-color="true" loext:opacity="0%"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ext:tab/><text:tab/> </text:span><text:span text:style-name="MT2"><text:s/></text:span><text:span text:style-name="MT3">Dread Abbey</text:span><text:span text:style-name="MT4"> </text:span><text:span text:style-name="MT5">©</text:span><text:span text:style-name="MT4"> 202</text:span><text:span text:style-name="MT6">5</text:span><text:span text:style-name="MT4"> Look Out Behind You Studios </text:span><text:span text:style-name="MT7">LLC<text:tab/><text:tab/> <text:s text:c="10"/></text:span><text:span text:style-name="MT7"><text:page-number text:select-page="current" text:page-adjust="-1">5</text:page-number></text:span></text:h>
      </style:footer>
      <style:footer-first>
        <text:h text:style-name="MP2" text:outline-level="1"/>
        <text:h text:style-name="MP3" text:outline-level="1"/>
        <text:h text:style-name="MP2" text:outline-level="1"/>
      </style:footer-first>
    </style:master-page>
    <style:master-page style:name="Footnote" style:page-layout-name="Mpm2" draw:style-name="Mdp1">
      <style:footer>
        <text:p text:style-name="Footer"/>
      </style:footer>
    </style:master-page>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duration>P14DT7H46M11S</meta:editing-duration>
    <meta:editing-cycles>6635</meta:editing-cycles>
    <meta:generator>LibreOffice/25.2.5.2$Windows_X86_64 LibreOffice_project/03d19516eb2e1dd5d4ccd751a0d6f35f35e08022</meta:generator>
    <dc:date>2025-10-11T19:50:37.040480200</dc:date>
    <meta:print-date>2025-08-08T10:23:57.975478000</meta:print-date>
    <meta:printed-by>PDF files</meta:printed-by>
    <meta:document-statistic meta:table-count="6" meta:image-count="1" meta:object-count="0" meta:page-count="6" meta:paragraph-count="123" meta:word-count="1881" meta:character-count="10677" meta:non-whitespace-character-count="8927"/>
  </office:meta>
</office:document-meta>
</file>